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05.97pt" svg:height="551.11pt" svg:x="248.26pt" svg:y="4460.14pt">
            <loext:p draw:notify-on-update-of-ranges="Sheet1.A301:Sheet1.A400 Sheet1.B301:Sheet1.B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12.91pt" svg:height="3099.29pt" svg:x="141.36pt" svg:y="1025.15pt">
            <loext:p draw:notify-on-update-of-ranges="Sheet1.A201:Sheet1.A300 Sheet1.B201:Sheet1.B3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4.020455" calcext:value-type="float">
            <text:p>34.020455</text:p>
          </table:table-cell>
          <table:table-cell office:value-type="float" office:value="-118.290516666667" calcext:value-type="float">
            <text:p>-118.2905166667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16666667" calcext:value-type="float">
            <text:p>-118.2905166667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16666667" calcext:value-type="float">
            <text:p>-118.2905166667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45" calcext:value-type="float">
            <text:p>34.020445</text:p>
          </table:table-cell>
          <table:table-cell office:value-type="float" office:value="-118.290516666667" calcext:value-type="float">
            <text:p>-118.2905166667</text:p>
          </table:table-cell>
        </table:table-row>
        <table:table-row table:style-name="ro1">
          <table:table-cell office:value-type="float" office:value="34.020445" calcext:value-type="float">
            <text:p>34.020445</text:p>
          </table:table-cell>
          <table:table-cell office:value-type="float" office:value="-118.290516666667" calcext:value-type="float">
            <text:p>-118.2905166667</text:p>
          </table:table-cell>
        </table:table-row>
        <table:table-row table:style-name="ro1">
          <table:table-cell office:value-type="float" office:value="34.0204483333333" calcext:value-type="float">
            <text:p>34.020448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5" calcext:value-type="float">
            <text:p>34.02045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5" calcext:value-type="float">
            <text:p>34.02045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583333333" calcext:value-type="float">
            <text:p>34.020458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6" calcext:value-type="float">
            <text:p>34.02046</text:p>
          </table:table-cell>
          <table:table-cell office:value-type="float" office:value="-118.290528333333" calcext:value-type="float">
            <text:p>-118.2905283333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538333333" calcext:value-type="float">
            <text:p>-118.2905383333</text:p>
          </table:table-cell>
        </table:table-row>
        <table:table-row table:style-name="ro1">
          <table:table-cell office:value-type="float" office:value="34.0204633333333" calcext:value-type="float">
            <text:p>34.0204633333</text:p>
          </table:table-cell>
          <table:table-cell office:value-type="float" office:value="-118.290558333333" calcext:value-type="float">
            <text:p>-118.2905583333</text:p>
          </table:table-cell>
        </table:table-row>
        <table:table-row table:style-name="ro1">
          <table:table-cell office:value-type="float" office:value="34.0204716666667" calcext:value-type="float">
            <text:p>34.0204716667</text:p>
          </table:table-cell>
          <table:table-cell office:value-type="float" office:value="-118.290576666667" calcext:value-type="float">
            <text:p>-118.290576666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598333333" calcext:value-type="float">
            <text:p>-118.2905983333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615" calcext:value-type="float">
            <text:p>-118.290615</text:p>
          </table:table-cell>
        </table:table-row>
        <table:table-row table:style-name="ro1">
          <table:table-cell office:value-type="float" office:value="34.020495" calcext:value-type="float">
            <text:p>34.020495</text:p>
          </table:table-cell>
          <table:table-cell office:value-type="float" office:value="-118.290631666667" calcext:value-type="float">
            <text:p>-118.2906316667</text:p>
          </table:table-cell>
        </table:table-row>
        <table:table-row table:style-name="ro1">
          <table:table-cell office:value-type="float" office:value="34.0204983333333" calcext:value-type="float">
            <text:p>34.0204983333</text:p>
          </table:table-cell>
          <table:table-cell office:value-type="float" office:value="-118.290651666667" calcext:value-type="float">
            <text:p>-118.2906516667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76666667" calcext:value-type="float">
            <text:p>-118.2906766667</text:p>
          </table:table-cell>
        </table:table-row>
        <table:table-row table:style-name="ro1">
          <table:table-cell office:value-type="float" office:value="34.020515" calcext:value-type="float">
            <text:p>34.020515</text:p>
          </table:table-cell>
          <table:table-cell office:value-type="float" office:value="-118.290685" calcext:value-type="float">
            <text:p>-118.290685</text:p>
          </table:table-cell>
        </table:table-row>
        <table:table-row table:style-name="ro1">
          <table:table-cell office:value-type="float" office:value="34.0205116666667" calcext:value-type="float">
            <text:p>34.0205116667</text:p>
          </table:table-cell>
          <table:table-cell office:value-type="float" office:value="-118.290686666667" calcext:value-type="float">
            <text:p>-118.2906866667</text:p>
          </table:table-cell>
        </table:table-row>
        <table:table-row table:style-name="ro1">
          <table:table-cell office:value-type="float" office:value="34.020505" calcext:value-type="float">
            <text:p>34.020505</text:p>
          </table:table-cell>
          <table:table-cell office:value-type="float" office:value="-118.290691666667" calcext:value-type="float">
            <text:p>-118.2906916667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93333333" calcext:value-type="float">
            <text:p>-118.2906933333</text:p>
          </table:table-cell>
        </table:table-row>
        <table:table-row table:style-name="ro1">
          <table:table-cell office:value-type="float" office:value="34.0205116666667" calcext:value-type="float">
            <text:p>34.0205116667</text:p>
          </table:table-cell>
          <table:table-cell office:value-type="float" office:value="-118.290695" calcext:value-type="float">
            <text:p>-118.290695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93333333" calcext:value-type="float">
            <text:p>-118.2906933333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685" calcext:value-type="float">
            <text:p>-118.290685</text:p>
          </table:table-cell>
        </table:table-row>
        <table:table-row table:style-name="ro1">
          <table:table-cell office:value-type="float" office:value="34.020505" calcext:value-type="float">
            <text:p>34.020505</text:p>
          </table:table-cell>
          <table:table-cell office:value-type="float" office:value="-118.29068" calcext:value-type="float">
            <text:p>-118.29068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673333333" calcext:value-type="float">
            <text:p>-118.2906733333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666666667" calcext:value-type="float">
            <text:p>-118.2906666667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666666667" calcext:value-type="float">
            <text:p>-118.2906666667</text:p>
          </table:table-cell>
        </table:table-row>
        <table:table-row table:style-name="ro1">
          <table:table-cell office:value-type="float" office:value="34.0204983333333" calcext:value-type="float">
            <text:p>34.0204983333</text:p>
          </table:table-cell>
          <table:table-cell office:value-type="float" office:value="-118.290665" calcext:value-type="float">
            <text:p>-118.290665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663333333" calcext:value-type="float">
            <text:p>-118.2906633333</text:p>
          </table:table-cell>
        </table:table-row>
        <table:table-row table:style-name="ro1">
          <table:table-cell office:value-type="float" office:value="34.0204933333333" calcext:value-type="float">
            <text:p>34.0204933333</text:p>
          </table:table-cell>
          <table:table-cell office:value-type="float" office:value="-118.29066" calcext:value-type="float">
            <text:p>-118.29066</text:p>
          </table:table-cell>
        </table:table-row>
        <table:table-row table:style-name="ro1">
          <table:table-cell office:value-type="float" office:value="34.0204883333333" calcext:value-type="float">
            <text:p>34.0204883333</text:p>
          </table:table-cell>
          <table:table-cell office:value-type="float" office:value="-118.29066" calcext:value-type="float">
            <text:p>-118.29066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655" calcext:value-type="float">
            <text:p>-118.290655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646666667" calcext:value-type="float">
            <text:p>-118.2906466667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633333333" calcext:value-type="float">
            <text:p>-118.2906333333</text:p>
          </table:table-cell>
        </table:table-row>
        <table:table-row table:style-name="ro1">
          <table:table-cell office:value-type="float" office:value="34.0204" calcext:value-type="float">
            <text:p>34.0204</text:p>
          </table:table-cell>
          <table:table-cell office:value-type="float" office:value="-118.290658333333" calcext:value-type="float">
            <text:p>-118.2906583333</text:p>
          </table:table-cell>
        </table:table-row>
        <table:table-row table:style-name="ro1">
          <table:table-cell office:value-type="float" office:value="34.0203583333333" calcext:value-type="float">
            <text:p>34.0203583333</text:p>
          </table:table-cell>
          <table:table-cell office:value-type="float" office:value="-118.29065" calcext:value-type="float">
            <text:p>-118.29065</text:p>
          </table:table-cell>
        </table:table-row>
        <table:table-row table:style-name="ro1">
          <table:table-cell office:value-type="float" office:value="34.0203483333333" calcext:value-type="float">
            <text:p>34.0203483333</text:p>
          </table:table-cell>
          <table:table-cell office:value-type="float" office:value="-118.290631666667" calcext:value-type="float">
            <text:p>-118.2906316667</text:p>
          </table:table-cell>
        </table:table-row>
        <table:table-row table:style-name="ro1">
          <table:table-cell office:value-type="float" office:value="34.0203483333333" calcext:value-type="float">
            <text:p>34.0203483333</text:p>
          </table:table-cell>
          <table:table-cell office:value-type="float" office:value="-118.29061" calcext:value-type="float">
            <text:p>-118.29061</text:p>
          </table:table-cell>
        </table:table-row>
        <table:table-row table:style-name="ro1">
          <table:table-cell office:value-type="float" office:value="34.020375" calcext:value-type="float">
            <text:p>34.020375</text:p>
          </table:table-cell>
          <table:table-cell office:value-type="float" office:value="-118.29057" calcext:value-type="float">
            <text:p>-118.29057</text:p>
          </table:table-cell>
        </table:table-row>
        <table:table-row table:style-name="ro1">
          <table:table-cell office:value-type="float" office:value="34.02039" calcext:value-type="float">
            <text:p>34.02039</text:p>
          </table:table-cell>
          <table:table-cell office:value-type="float" office:value="-118.290538333333" calcext:value-type="float">
            <text:p>-118.2905383333</text:p>
          </table:table-cell>
        </table:table-row>
        <table:table-row table:style-name="ro1">
          <table:table-cell office:value-type="float" office:value="34.0203883333333" calcext:value-type="float">
            <text:p>34.0203883333</text:p>
          </table:table-cell>
          <table:table-cell office:value-type="float" office:value="-118.290506666667" calcext:value-type="float">
            <text:p>-118.2905066667</text:p>
          </table:table-cell>
        </table:table-row>
        <table:table-row table:style-name="ro1">
          <table:table-cell office:value-type="float" office:value="34.0203833333333" calcext:value-type="float">
            <text:p>34.0203833333</text:p>
          </table:table-cell>
          <table:table-cell office:value-type="float" office:value="-118.290486666667" calcext:value-type="float">
            <text:p>-118.2904866667</text:p>
          </table:table-cell>
        </table:table-row>
        <table:table-row table:style-name="ro1">
          <table:table-cell office:value-type="float" office:value="34.0203783333333" calcext:value-type="float">
            <text:p>34.0203783333</text:p>
          </table:table-cell>
          <table:table-cell office:value-type="float" office:value="-118.290458333333" calcext:value-type="float">
            <text:p>-118.2904583333</text:p>
          </table:table-cell>
        </table:table-row>
        <table:table-row table:style-name="ro1">
          <table:table-cell office:value-type="float" office:value="34.0203833333333" calcext:value-type="float">
            <text:p>34.0203833333</text:p>
          </table:table-cell>
          <table:table-cell office:value-type="float" office:value="-118.290428333333" calcext:value-type="float">
            <text:p>-118.2904283333</text:p>
          </table:table-cell>
        </table:table-row>
        <table:table-row table:style-name="ro1">
          <table:table-cell office:value-type="float" office:value="34.0203783333333" calcext:value-type="float">
            <text:p>34.0203783333</text:p>
          </table:table-cell>
          <table:table-cell office:value-type="float" office:value="-118.290408333333" calcext:value-type="float">
            <text:p>-118.2904083333</text:p>
          </table:table-cell>
        </table:table-row>
        <table:table-row table:style-name="ro1">
          <table:table-cell office:value-type="float" office:value="34.0203816666667" calcext:value-type="float">
            <text:p>34.0203816667</text:p>
          </table:table-cell>
          <table:table-cell office:value-type="float" office:value="-118.290381666667" calcext:value-type="float">
            <text:p>-118.2903816667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365" calcext:value-type="float">
            <text:p>-118.290365</text:p>
          </table:table-cell>
        </table:table-row>
        <table:table-row table:style-name="ro1">
          <table:table-cell office:value-type="float" office:value="34.02041" calcext:value-type="float">
            <text:p>34.02041</text:p>
          </table:table-cell>
          <table:table-cell office:value-type="float" office:value="-118.290361666667" calcext:value-type="float">
            <text:p>-118.2903616667</text:p>
          </table:table-cell>
        </table:table-row>
        <table:table-row table:style-name="ro1">
          <table:table-cell office:value-type="float" office:value="34.0204116666667" calcext:value-type="float">
            <text:p>34.0204116667</text:p>
          </table:table-cell>
          <table:table-cell office:value-type="float" office:value="-118.29036" calcext:value-type="float">
            <text:p>-118.29036</text:p>
          </table:table-cell>
        </table:table-row>
        <table:table-row table:style-name="ro1">
          <table:table-cell office:value-type="float" office:value="34.020415" calcext:value-type="float">
            <text:p>34.020415</text:p>
          </table:table-cell>
          <table:table-cell office:value-type="float" office:value="-118.290358333333" calcext:value-type="float">
            <text:p>-118.2903583333</text:p>
          </table:table-cell>
        </table:table-row>
        <table:table-row table:style-name="ro1">
          <table:table-cell office:value-type="float" office:value="34.020415" calcext:value-type="float">
            <text:p>34.020415</text:p>
          </table:table-cell>
          <table:table-cell office:value-type="float" office:value="-118.290358333333" calcext:value-type="float">
            <text:p>-118.2903583333</text:p>
          </table:table-cell>
        </table:table-row>
        <table:table-row table:style-name="ro1">
          <table:table-cell office:value-type="float" office:value="34.0204233333333" calcext:value-type="float">
            <text:p>34.0204233333</text:p>
          </table:table-cell>
          <table:table-cell office:value-type="float" office:value="-118.290375" calcext:value-type="float">
            <text:p>-118.290375</text:p>
          </table:table-cell>
        </table:table-row>
        <table:table-row table:style-name="ro1">
          <table:table-cell office:value-type="float" office:value="34.0204233333333" calcext:value-type="float">
            <text:p>34.0204233333</text:p>
          </table:table-cell>
          <table:table-cell office:value-type="float" office:value="-118.290396666667" calcext:value-type="float">
            <text:p>-118.2903966667</text:p>
          </table:table-cell>
        </table:table-row>
        <table:table-row table:style-name="ro1">
          <table:table-cell office:value-type="float" office:value="34.0204333333333" calcext:value-type="float">
            <text:p>34.0204333333</text:p>
          </table:table-cell>
          <table:table-cell office:value-type="float" office:value="-118.290411666667" calcext:value-type="float">
            <text:p>-118.2904116667</text:p>
          </table:table-cell>
        </table:table-row>
        <table:table-row table:style-name="ro1">
          <table:table-cell office:value-type="float" office:value="34.02045" calcext:value-type="float">
            <text:p>34.02045</text:p>
          </table:table-cell>
          <table:table-cell office:value-type="float" office:value="-118.290426666667" calcext:value-type="float">
            <text:p>-118.2904266667</text:p>
          </table:table-cell>
        </table:table-row>
        <table:table-row table:style-name="ro1">
          <table:table-cell office:value-type="float" office:value="34.020455" calcext:value-type="float">
            <text:p>34.020455</text:p>
          </table:table-cell>
          <table:table-cell office:value-type="float" office:value="-118.290445" calcext:value-type="float">
            <text:p>-118.290445</text:p>
          </table:table-cell>
        </table:table-row>
        <table:table-row table:style-name="ro1">
          <table:table-cell office:value-type="float" office:value="34.020465" calcext:value-type="float">
            <text:p>34.020465</text:p>
          </table:table-cell>
          <table:table-cell office:value-type="float" office:value="-118.29046" calcext:value-type="float">
            <text:p>-118.29046</text:p>
          </table:table-cell>
        </table:table-row>
        <table:table-row table:style-name="ro1">
          <table:table-cell office:value-type="float" office:value="34.02048" calcext:value-type="float">
            <text:p>34.02048</text:p>
          </table:table-cell>
          <table:table-cell office:value-type="float" office:value="-118.290475" calcext:value-type="float">
            <text:p>-118.290475</text:p>
          </table:table-cell>
        </table:table-row>
        <table:table-row table:style-name="ro1">
          <table:table-cell office:value-type="float" office:value="34.0204933333333" calcext:value-type="float">
            <text:p>34.0204933333</text:p>
          </table:table-cell>
          <table:table-cell office:value-type="float" office:value="-118.29049" calcext:value-type="float">
            <text:p>-118.29049</text:p>
          </table:table-cell>
        </table:table-row>
        <table:table-row table:style-name="ro1">
          <table:table-cell office:value-type="float" office:value="34.0205016666667" calcext:value-type="float">
            <text:p>34.0205016667</text:p>
          </table:table-cell>
          <table:table-cell office:value-type="float" office:value="-118.290506666667" calcext:value-type="float">
            <text:p>-118.2905066667</text:p>
          </table:table-cell>
        </table:table-row>
        <table:table-row table:style-name="ro1">
          <table:table-cell office:value-type="float" office:value="34.020515" calcext:value-type="float">
            <text:p>34.020515</text:p>
          </table:table-cell>
          <table:table-cell office:value-type="float" office:value="-118.29052" calcext:value-type="float">
            <text:p>-118.29052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5233333333" calcext:value-type="float">
            <text:p>34.0205233333</text:p>
          </table:table-cell>
          <table:table-cell office:value-type="float" office:value="-118.29054" calcext:value-type="float">
            <text:p>-118.29054</text:p>
          </table:table-cell>
        </table:table-row>
        <table:table-row table:style-name="ro1">
          <table:table-cell office:value-type="float" office:value="34.0205316666667" calcext:value-type="float">
            <text:p>34.0205316667</text:p>
          </table:table-cell>
          <table:table-cell office:value-type="float" office:value="-118.290551666667" calcext:value-type="float">
            <text:p>-118.2905516667</text:p>
          </table:table-cell>
        </table:table-row>
        <table:table-row table:style-name="ro1">
          <table:table-cell office:value-type="float" office:value="34.02056" calcext:value-type="float">
            <text:p>34.02056</text:p>
          </table:table-cell>
          <table:table-cell office:value-type="float" office:value="-118.29056" calcext:value-type="float">
            <text:p>-118.29056</text:p>
          </table:table-cell>
        </table:table-row>
        <table:table-row table:style-name="ro1">
          <table:table-cell office:value-type="float" office:value="34.0205733333333" calcext:value-type="float">
            <text:p>34.0205733333</text:p>
          </table:table-cell>
          <table:table-cell office:value-type="float" office:value="-118.290571666667" calcext:value-type="float">
            <text:p>-118.2905716667</text:p>
          </table:table-cell>
        </table:table-row>
        <table:table-row table:style-name="ro1">
          <table:table-cell office:value-type="float" office:value="34.0205833333333" calcext:value-type="float">
            <text:p>34.0205833333</text:p>
          </table:table-cell>
          <table:table-cell office:value-type="float" office:value="-118.290588333333" calcext:value-type="float">
            <text:p>-118.2905883333</text:p>
          </table:table-cell>
        </table:table-row>
        <table:table-row table:style-name="ro1">
          <table:table-cell office:value-type="float" office:value="34.02059" calcext:value-type="float">
            <text:p>34.02059</text:p>
          </table:table-cell>
          <table:table-cell office:value-type="float" office:value="-118.290601666667" calcext:value-type="float">
            <text:p>-118.2906016667</text:p>
          </table:table-cell>
        </table:table-row>
        <table:table-row table:style-name="ro1">
          <table:table-cell office:value-type="float" office:value="34.0206" calcext:value-type="float">
            <text:p>34.0206</text:p>
          </table:table-cell>
          <table:table-cell office:value-type="float" office:value="-118.29061" calcext:value-type="float">
            <text:p>-118.29061</text:p>
          </table:table-cell>
        </table:table-row>
        <table:table-row table:style-name="ro1">
          <table:table-cell office:value-type="float" office:value="34.0206016666667" calcext:value-type="float">
            <text:p>34.0206016667</text:p>
          </table:table-cell>
          <table:table-cell office:value-type="float" office:value="-118.290623333333" calcext:value-type="float">
            <text:p>-118.2906233333</text:p>
          </table:table-cell>
        </table:table-row>
        <table:table-row table:style-name="ro1">
          <table:table-cell office:value-type="float" office:value="34.020605" calcext:value-type="float">
            <text:p>34.020605</text:p>
          </table:table-cell>
          <table:table-cell office:value-type="float" office:value="-118.290638333333" calcext:value-type="float">
            <text:p>-118.2906383333</text:p>
          </table:table-cell>
        </table:table-row>
        <table:table-row table:style-name="ro1">
          <table:table-cell office:value-type="float" office:value="34.0206116666667" calcext:value-type="float">
            <text:p>34.0206116667</text:p>
          </table:table-cell>
          <table:table-cell office:value-type="float" office:value="-118.29065" calcext:value-type="float">
            <text:p>-118.29065</text:p>
          </table:table-cell>
        </table:table-row>
        <table:table-row table:style-name="ro1">
          <table:table-cell office:value-type="float" office:value="34.0206333333333" calcext:value-type="float">
            <text:p>34.0206333333</text:p>
          </table:table-cell>
          <table:table-cell office:value-type="float" office:value="-118.290655" calcext:value-type="float">
            <text:p>-118.290655</text:p>
          </table:table-cell>
        </table:table-row>
        <table:table-row table:style-name="ro1">
          <table:table-cell office:value-type="float" office:value="34.020635" calcext:value-type="float">
            <text:p>34.020635</text:p>
          </table:table-cell>
          <table:table-cell office:value-type="float" office:value="-118.290666666667" calcext:value-type="float">
            <text:p>-118.2906666667</text:p>
          </table:table-cell>
        </table:table-row>
        <table:table-row table:style-name="ro1">
          <table:table-cell office:value-type="float" office:value="34.0206333333333" calcext:value-type="float">
            <text:p>34.0206333333</text:p>
          </table:table-cell>
          <table:table-cell office:value-type="float" office:value="-118.290678333333" calcext:value-type="float">
            <text:p>-118.2906783333</text:p>
          </table:table-cell>
        </table:table-row>
        <table:table-row table:style-name="ro1">
          <table:table-cell office:value-type="float" office:value="34.0206266666667" calcext:value-type="float">
            <text:p>34.0206266667</text:p>
          </table:table-cell>
          <table:table-cell office:value-type="float" office:value="-118.290691666667" calcext:value-type="float">
            <text:p>-118.2906916667</text:p>
          </table:table-cell>
        </table:table-row>
        <table:table-row table:style-name="ro1">
          <table:table-cell office:value-type="float" office:value="34.0206233333333" calcext:value-type="float">
            <text:p>34.0206233333</text:p>
          </table:table-cell>
          <table:table-cell office:value-type="float" office:value="-118.2907" calcext:value-type="float">
            <text:p>-118.2907</text:p>
          </table:table-cell>
        </table:table-row>
        <table:table-row table:style-name="ro1">
          <table:table-cell office:value-type="float" office:value="34.0206066666667" calcext:value-type="float">
            <text:p>34.0206066667</text:p>
          </table:table-cell>
          <table:table-cell office:value-type="float" office:value="-118.290705" calcext:value-type="float">
            <text:p>-118.290705</text:p>
          </table:table-cell>
        </table:table-row>
        <table:table-row table:style-name="ro1">
          <table:table-cell office:value-type="float" office:value="34.0206033333333" calcext:value-type="float">
            <text:p>34.0206033333</text:p>
          </table:table-cell>
          <table:table-cell office:value-type="float" office:value="-118.29071" calcext:value-type="float">
            <text:p>-118.29071</text:p>
          </table:table-cell>
        </table:table-row>
        <table:table-row table:style-name="ro1">
          <table:table-cell office:value-type="float" office:value="34.0206033333333" calcext:value-type="float">
            <text:p>34.0206033333</text:p>
          </table:table-cell>
          <table:table-cell office:value-type="float" office:value="-118.290713333333" calcext:value-type="float">
            <text:p>-118.2907133333</text:p>
          </table:table-cell>
        </table:table-row>
        <table:table-row table:style-name="ro1">
          <table:table-cell office:value-type="float" office:value="34.020595" calcext:value-type="float">
            <text:p>34.020595</text:p>
          </table:table-cell>
          <table:table-cell office:value-type="float" office:value="-118.290716666667" calcext:value-type="float">
            <text:p>-118.2907166667</text:p>
          </table:table-cell>
        </table:table-row>
        <table:table-row table:style-name="ro1">
          <table:table-cell office:value-type="float" office:value="34.0205916666667" calcext:value-type="float">
            <text:p>34.0205916667</text:p>
          </table:table-cell>
          <table:table-cell office:value-type="float" office:value="-118.290716666667" calcext:value-type="float">
            <text:p>-118.2907166667</text:p>
          </table:table-cell>
        </table:table-row>
        <table:table-row table:style-name="ro1">
          <table:table-cell office:value-type="float" office:value="34.0205933333333" calcext:value-type="float">
            <text:p>34.0205933333</text:p>
          </table:table-cell>
          <table:table-cell office:value-type="float" office:value="-118.290716666667" calcext:value-type="float">
            <text:p>-118.2907166667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708333333" calcext:value-type="float">
            <text:p>-118.2907083333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706666667" calcext:value-type="float">
            <text:p>-118.2907066667</text:p>
          </table:table-cell>
        </table:table-row>
        <table:table-row table:style-name="ro1">
          <table:table-cell office:value-type="float" office:value="34.02058" calcext:value-type="float">
            <text:p>34.02058</text:p>
          </table:table-cell>
          <table:table-cell office:value-type="float" office:value="-118.290691666667" calcext:value-type="float">
            <text:p>-118.2906916667</text:p>
          </table:table-cell>
        </table:table-row>
        <table:table-row table:style-name="ro1">
          <table:table-cell office:value-type="float" office:value="34.0205733333333" calcext:value-type="float">
            <text:p>34.0205733333</text:p>
          </table:table-cell>
          <table:table-cell office:value-type="float" office:value="-118.290678333333" calcext:value-type="float">
            <text:p>-118.2906783333</text:p>
          </table:table-cell>
        </table:table-row>
        <table:table-row table:style-name="ro1">
          <table:table-cell office:value-type="float" office:value="34.0205666666667" calcext:value-type="float">
            <text:p>34.0205666667</text:p>
          </table:table-cell>
          <table:table-cell office:value-type="float" office:value="-118.290665" calcext:value-type="float">
            <text:p>-118.290665</text:p>
          </table:table-cell>
        </table:table-row>
        <table:table-row table:style-name="ro1">
          <table:table-cell office:value-type="float" office:value="34.02056" calcext:value-type="float">
            <text:p>34.02056</text:p>
          </table:table-cell>
          <table:table-cell office:value-type="float" office:value="-118.29065" calcext:value-type="float">
            <text:p>-118.29065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635" calcext:value-type="float">
            <text:p>-118.290635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621666667" calcext:value-type="float">
            <text:p>-118.2906216667</text:p>
          </table:table-cell>
        </table:table-row>
        <table:table-row table:style-name="ro1">
          <table:table-cell office:value-type="float" office:value="34.0205483333333" calcext:value-type="float">
            <text:p>34.0205483333</text:p>
          </table:table-cell>
          <table:table-cell office:value-type="float" office:value="-118.290613333333" calcext:value-type="float">
            <text:p>-118.2906133333</text:p>
          </table:table-cell>
        </table:table-row>
        <table:table-row table:style-name="ro1">
          <table:table-cell office:value-type="float" office:value="34.0205466666667" calcext:value-type="float">
            <text:p>34.0205466667</text:p>
          </table:table-cell>
          <table:table-cell office:value-type="float" office:value="-118.290603333333" calcext:value-type="float">
            <text:p>-118.2906033333</text:p>
          </table:table-cell>
        </table:table-row>
        <table:table-row table:style-name="ro1">
          <table:table-cell office:value-type="float" office:value="34.0205416666667" calcext:value-type="float">
            <text:p>34.0205416667</text:p>
          </table:table-cell>
          <table:table-cell office:value-type="float" office:value="-118.2906" calcext:value-type="float">
            <text:p>-118.2906</text:p>
          </table:table-cell>
        </table:table-row>
        <table:table-row table:style-name="ro1">
          <table:table-cell office:value-type="float" office:value="34.0205383333333" calcext:value-type="float">
            <text:p>34.0205383333</text:p>
          </table:table-cell>
          <table:table-cell office:value-type="float" office:value="-118.290598333333" calcext:value-type="float">
            <text:p>-118.2905983333</text:p>
          </table:table-cell>
        </table:table-row>
        <table:table-row table:style-name="ro1">
          <table:table-cell office:value-type="float" office:value="34.0205316666667" calcext:value-type="float">
            <text:p>34.0205316667</text:p>
          </table:table-cell>
          <table:table-cell office:value-type="float" office:value="-118.290598333333" calcext:value-type="float">
            <text:p>-118.2905983333</text:p>
          </table:table-cell>
        </table:table-row>
        <table:table-row table:style-name="ro1">
          <table:table-cell office:value-type="float" office:value="34.02053" calcext:value-type="float">
            <text:p>34.02053</text:p>
          </table:table-cell>
          <table:table-cell office:value-type="float" office:value="-118.290596666667" calcext:value-type="float">
            <text:p>-118.2905966667</text:p>
          </table:table-cell>
        </table:table-row>
        <table:table-row table:style-name="ro1">
          <table:table-cell office:value-type="float" office:value="34.0205283333333" calcext:value-type="float">
            <text:p>34.0205283333</text:p>
          </table:table-cell>
          <table:table-cell office:value-type="float" office:value="-118.290576666667" calcext:value-type="float">
            <text:p>-118.2905766667</text:p>
          </table:table-cell>
        </table:table-row>
        <table:table-row table:style-name="ro1">
          <table:table-cell office:value-type="float" office:value="34.020535" calcext:value-type="float">
            <text:p>34.020535</text:p>
          </table:table-cell>
          <table:table-cell office:value-type="float" office:value="-118.290551666667" calcext:value-type="float">
            <text:p>-118.2905516667</text:p>
          </table:table-cell>
        </table:table-row>
        <table:table-row table:style-name="ro1">
          <table:table-cell office:value-type="float" office:value="34.02054" calcext:value-type="float">
            <text:p>34.02054</text:p>
          </table:table-cell>
          <table:table-cell office:value-type="float" office:value="-118.290533333333" calcext:value-type="float">
            <text:p>-118.2905333333</text:p>
          </table:table-cell>
        </table:table-row>
        <table:table-row table:style-name="ro1">
          <table:table-cell office:value-type="float" office:value="34.02053" calcext:value-type="float">
            <text:p>34.02053</text:p>
          </table:table-cell>
          <table:table-cell office:value-type="float" office:value="-118.290523333333" calcext:value-type="float">
            <text:p>-118.2905233333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5" calcext:value-type="float">
            <text:p>-118.2905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486666667" calcext:value-type="float">
            <text:p>-118.2904866667</text:p>
          </table:table-cell>
        </table:table-row>
        <table:table-row table:style-name="ro1">
          <table:table-cell office:value-type="float" office:value="34.0205033333333" calcext:value-type="float">
            <text:p>34.0205033333</text:p>
          </table:table-cell>
          <table:table-cell office:value-type="float" office:value="-118.290473333333" calcext:value-type="float">
            <text:p>-118.2904733333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451666667" calcext:value-type="float">
            <text:p>-118.2904516667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428333333" calcext:value-type="float">
            <text:p>-118.2904283333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403333333" calcext:value-type="float">
            <text:p>-118.2904033333</text:p>
          </table:table-cell>
        </table:table-row>
        <table:table-row table:style-name="ro1">
          <table:table-cell office:value-type="float" office:value="34.02048" calcext:value-type="float">
            <text:p>34.02048</text:p>
          </table:table-cell>
          <table:table-cell office:value-type="float" office:value="-118.29037" calcext:value-type="float">
            <text:p>-118.2903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351666667" calcext:value-type="float">
            <text:p>-118.2903516667</text:p>
          </table:table-cell>
        </table:table-row>
        <table:table-row table:style-name="ro1">
          <table:table-cell office:value-type="float" office:value="34.0204683333333" calcext:value-type="float">
            <text:p>34.0204683333</text:p>
          </table:table-cell>
          <table:table-cell office:value-type="float" office:value="-118.290361666667" calcext:value-type="float">
            <text:p>-118.2903616667</text:p>
          </table:table-cell>
        </table:table-row>
        <table:table-row table:style-name="ro1">
          <table:table-cell office:value-type="float" office:value="34.0204783333333" calcext:value-type="float">
            <text:p>34.0204783333</text:p>
          </table:table-cell>
          <table:table-cell office:value-type="float" office:value="-118.290376666667" calcext:value-type="float">
            <text:p>-118.2903766667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398333333" calcext:value-type="float">
            <text:p>-118.290398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42" calcext:value-type="float">
            <text:p>-118.29042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435" calcext:value-type="float">
            <text:p>-118.290435</text:p>
          </table:table-cell>
        </table:table-row>
        <table:table-row table:style-name="ro1">
          <table:table-cell office:value-type="float" office:value="34.0205016666667" calcext:value-type="float">
            <text:p>34.0205016667</text:p>
          </table:table-cell>
          <table:table-cell office:value-type="float" office:value="-118.29045" calcext:value-type="float">
            <text:p>-118.29045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466666667" calcext:value-type="float">
            <text:p>-118.2904666667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483333333" calcext:value-type="float">
            <text:p>-118.2904833333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503333333" calcext:value-type="float">
            <text:p>-118.2905033333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523333333" calcext:value-type="float">
            <text:p>-118.2905233333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545" calcext:value-type="float">
            <text:p>-118.290545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561666667" calcext:value-type="float">
            <text:p>-118.2905616667</text:p>
          </table:table-cell>
        </table:table-row>
        <table:table-row table:style-name="ro1">
          <table:table-cell office:value-type="float" office:value="34.0205183333333" calcext:value-type="float">
            <text:p>34.0205183333</text:p>
          </table:table-cell>
          <table:table-cell office:value-type="float" office:value="-118.290575" calcext:value-type="float">
            <text:p>-118.290575</text:p>
          </table:table-cell>
        </table:table-row>
        <table:table-row table:style-name="ro1">
          <table:table-cell office:value-type="float" office:value="34.020535" calcext:value-type="float">
            <text:p>34.020535</text:p>
          </table:table-cell>
          <table:table-cell office:value-type="float" office:value="-118.290585" calcext:value-type="float">
            <text:p>-118.290585</text:p>
          </table:table-cell>
        </table:table-row>
        <table:table-row table:style-name="ro1">
          <table:table-cell office:value-type="float" office:value="34.0205416666667" calcext:value-type="float">
            <text:p>34.0205416667</text:p>
          </table:table-cell>
          <table:table-cell office:value-type="float" office:value="-118.290595" calcext:value-type="float">
            <text:p>-118.290595</text:p>
          </table:table-cell>
        </table:table-row>
        <table:table-row table:style-name="ro1">
          <table:table-cell office:value-type="float" office:value="34.020545" calcext:value-type="float">
            <text:p>34.020545</text:p>
          </table:table-cell>
          <table:table-cell office:value-type="float" office:value="-118.290606666667" calcext:value-type="float">
            <text:p>-118.2906066667</text:p>
          </table:table-cell>
        </table:table-row>
        <table:table-row table:style-name="ro1">
          <table:table-cell office:value-type="float" office:value="34.0205433333333" calcext:value-type="float">
            <text:p>34.0205433333</text:p>
          </table:table-cell>
          <table:table-cell office:value-type="float" office:value="-118.290623333333" calcext:value-type="float">
            <text:p>-118.2906233333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638333333" calcext:value-type="float">
            <text:p>-118.2906383333</text:p>
          </table:table-cell>
        </table:table-row>
        <table:table-row table:style-name="ro1">
          <table:table-cell office:value-type="float" office:value="34.0205716666667" calcext:value-type="float">
            <text:p>34.0205716667</text:p>
          </table:table-cell>
          <table:table-cell office:value-type="float" office:value="-118.290653333333" calcext:value-type="float">
            <text:p>-118.2906533333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675" calcext:value-type="float">
            <text:p>-118.290675</text:p>
          </table:table-cell>
        </table:table-row>
        <table:table-row table:style-name="ro1">
          <table:table-cell office:value-type="float" office:value="34.020595" calcext:value-type="float">
            <text:p>34.020595</text:p>
          </table:table-cell>
          <table:table-cell office:value-type="float" office:value="-118.290696666667" calcext:value-type="float">
            <text:p>-118.2906966667</text:p>
          </table:table-cell>
        </table:table-row>
        <table:table-row table:style-name="ro1">
          <table:table-cell office:value-type="float" office:value="34.0206033333333" calcext:value-type="float">
            <text:p>34.0206033333</text:p>
          </table:table-cell>
          <table:table-cell office:value-type="float" office:value="-118.290721666667" calcext:value-type="float">
            <text:p>-118.2907216667</text:p>
          </table:table-cell>
        </table:table-row>
        <table:table-row table:style-name="ro1">
          <table:table-cell office:value-type="float" office:value="34.0206016666667" calcext:value-type="float">
            <text:p>34.0206016667</text:p>
          </table:table-cell>
          <table:table-cell office:value-type="float" office:value="-118.290726666667" calcext:value-type="float">
            <text:p>-118.2907266667</text:p>
          </table:table-cell>
        </table:table-row>
        <table:table-row table:style-name="ro1">
          <table:table-cell office:value-type="float" office:value="34.02061" calcext:value-type="float">
            <text:p>34.02061</text:p>
          </table:table-cell>
          <table:table-cell office:value-type="float" office:value="-118.290713333333" calcext:value-type="float">
            <text:p>-118.2907133333</text:p>
          </table:table-cell>
        </table:table-row>
        <table:table-row table:style-name="ro1">
          <table:table-cell office:value-type="float" office:value="34.020605" calcext:value-type="float">
            <text:p>34.020605</text:p>
          </table:table-cell>
          <table:table-cell office:value-type="float" office:value="-118.290705" calcext:value-type="float">
            <text:p>-118.290705</text:p>
          </table:table-cell>
        </table:table-row>
        <table:table-row table:style-name="ro1">
          <table:table-cell office:value-type="float" office:value="34.0205966666667" calcext:value-type="float">
            <text:p>34.0205966667</text:p>
          </table:table-cell>
          <table:table-cell office:value-type="float" office:value="-118.290696666667" calcext:value-type="float">
            <text:p>-118.2906966667</text:p>
          </table:table-cell>
        </table:table-row>
        <table:table-row table:style-name="ro1">
          <table:table-cell office:value-type="float" office:value="34.0205883333333" calcext:value-type="float">
            <text:p>34.0205883333</text:p>
          </table:table-cell>
          <table:table-cell office:value-type="float" office:value="-118.290683333333" calcext:value-type="float">
            <text:p>-118.2906833333</text:p>
          </table:table-cell>
        </table:table-row>
        <table:table-row table:style-name="ro1">
          <table:table-cell office:value-type="float" office:value="34.0205866666667" calcext:value-type="float">
            <text:p>34.0205866667</text:p>
          </table:table-cell>
          <table:table-cell office:value-type="float" office:value="-118.290663333333" calcext:value-type="float">
            <text:p>-118.2906633333</text:p>
          </table:table-cell>
        </table:table-row>
        <table:table-row table:style-name="ro1">
          <table:table-cell office:value-type="float" office:value="34.020575" calcext:value-type="float">
            <text:p>34.020575</text:p>
          </table:table-cell>
          <table:table-cell office:value-type="float" office:value="-118.290653333333" calcext:value-type="float">
            <text:p>-118.290653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643333333" calcext:value-type="float">
            <text:p>-118.2906433333</text:p>
          </table:table-cell>
        </table:table-row>
        <table:table-row table:style-name="ro1">
          <table:table-cell office:value-type="float" office:value="34.0205616666667" calcext:value-type="float">
            <text:p>34.0205616667</text:p>
          </table:table-cell>
          <table:table-cell office:value-type="float" office:value="-118.290638333333" calcext:value-type="float">
            <text:p>-118.2906383333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628333333" calcext:value-type="float">
            <text:p>-118.2906283333</text:p>
          </table:table-cell>
        </table:table-row>
        <table:table-row table:style-name="ro1">
          <table:table-cell office:value-type="float" office:value="34.0205433333333" calcext:value-type="float">
            <text:p>34.0205433333</text:p>
          </table:table-cell>
          <table:table-cell office:value-type="float" office:value="-118.290621666667" calcext:value-type="float">
            <text:p>-118.2906216667</text:p>
          </table:table-cell>
        </table:table-row>
        <table:table-row table:style-name="ro1">
          <table:table-cell office:value-type="float" office:value="34.0205366666667" calcext:value-type="float">
            <text:p>34.0205366667</text:p>
          </table:table-cell>
          <table:table-cell office:value-type="float" office:value="-118.290611666667" calcext:value-type="float">
            <text:p>-118.2906116667</text:p>
          </table:table-cell>
        </table:table-row>
        <table:table-row table:style-name="ro1">
          <table:table-cell office:value-type="float" office:value="34.0205366666667" calcext:value-type="float">
            <text:p>34.0205366667</text:p>
          </table:table-cell>
          <table:table-cell office:value-type="float" office:value="-118.2906" calcext:value-type="float">
            <text:p>-118.2906</text:p>
          </table:table-cell>
        </table:table-row>
        <table:table-row table:style-name="ro1">
          <table:table-cell office:value-type="float" office:value="34.02053" calcext:value-type="float">
            <text:p>34.02053</text:p>
          </table:table-cell>
          <table:table-cell office:value-type="float" office:value="-118.290585" calcext:value-type="float">
            <text:p>-118.290585</text:p>
          </table:table-cell>
        </table:table-row>
        <table:table-row table:style-name="ro1">
          <table:table-cell office:value-type="float" office:value="34.0205216666667" calcext:value-type="float">
            <text:p>34.0205216667</text:p>
          </table:table-cell>
          <table:table-cell office:value-type="float" office:value="-118.290566666667" calcext:value-type="float">
            <text:p>-118.2905666667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548333333" calcext:value-type="float">
            <text:p>-118.2905483333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5" calcext:value-type="float">
            <text:p>-118.2905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483333333" calcext:value-type="float">
            <text:p>-118.2904833333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468333333" calcext:value-type="float">
            <text:p>-118.2904683333</text:p>
          </table:table-cell>
        </table:table-row>
        <table:table-row table:style-name="ro1">
          <table:table-cell office:value-type="float" office:value="34.0204433333333" calcext:value-type="float">
            <text:p>34.0204433333</text:p>
          </table:table-cell>
          <table:table-cell office:value-type="float" office:value="-118.290446666667" calcext:value-type="float">
            <text:p>-118.2904466667</text:p>
          </table:table-cell>
        </table:table-row>
        <table:table-row table:style-name="ro1">
          <table:table-cell office:value-type="float" office:value="34.020445" calcext:value-type="float">
            <text:p>34.020445</text:p>
          </table:table-cell>
          <table:table-cell office:value-type="float" office:value="-118.290431666667" calcext:value-type="float">
            <text:p>-118.2904316667</text:p>
          </table:table-cell>
        </table:table-row>
        <table:table-row table:style-name="ro1">
          <table:table-cell office:value-type="float" office:value="34.02045" calcext:value-type="float">
            <text:p>34.02045</text:p>
          </table:table-cell>
          <table:table-cell office:value-type="float" office:value="-118.290413333333" calcext:value-type="float">
            <text:p>-118.2904133333</text:p>
          </table:table-cell>
        </table:table-row>
        <table:table-row table:style-name="ro1">
          <table:table-cell office:value-type="float" office:value="34.020455" calcext:value-type="float">
            <text:p>34.020455</text:p>
          </table:table-cell>
          <table:table-cell office:value-type="float" office:value="-118.290395" calcext:value-type="float">
            <text:p>-118.290395</text:p>
          </table:table-cell>
        </table:table-row>
        <table:table-row table:style-name="ro1">
          <table:table-cell office:value-type="float" office:value="34.02046" calcext:value-type="float">
            <text:p>34.02046</text:p>
          </table:table-cell>
          <table:table-cell office:value-type="float" office:value="-118.290368333333" calcext:value-type="float">
            <text:p>-118.2903683333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346666667" calcext:value-type="float">
            <text:p>-118.2903466667</text:p>
          </table:table-cell>
        </table:table-row>
        <table:table-row table:style-name="ro1">
          <table:table-cell office:value-type="float" office:value="34.02043" calcext:value-type="float">
            <text:p>34.02043</text:p>
          </table:table-cell>
          <table:table-cell office:value-type="float" office:value="-118.290325" calcext:value-type="float">
            <text:p>-118.290325</text:p>
          </table:table-cell>
        </table:table-row>
        <table:table-row table:style-name="ro1">
          <table:table-cell office:value-type="float" office:value="34.020425" calcext:value-type="float">
            <text:p>34.020425</text:p>
          </table:table-cell>
          <table:table-cell office:value-type="float" office:value="-118.290325" calcext:value-type="float">
            <text:p>-118.290325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335" calcext:value-type="float">
            <text:p>-118.290335</text:p>
          </table:table-cell>
        </table:table-row>
        <table:table-row table:style-name="ro1">
          <table:table-cell office:value-type="float" office:value="34.0204366666667" calcext:value-type="float">
            <text:p>34.0204366667</text:p>
          </table:table-cell>
          <table:table-cell office:value-type="float" office:value="-118.29035" calcext:value-type="float">
            <text:p>-118.29035</text:p>
          </table:table-cell>
        </table:table-row>
        <table:table-row table:style-name="ro1">
          <table:table-cell office:value-type="float" office:value="34.02045" calcext:value-type="float">
            <text:p>34.02045</text:p>
          </table:table-cell>
          <table:table-cell office:value-type="float" office:value="-118.290365" calcext:value-type="float">
            <text:p>-118.290365</text:p>
          </table:table-cell>
        </table:table-row>
        <table:table-row table:style-name="ro1">
          <table:table-cell office:value-type="float" office:value="34.0204633333333" calcext:value-type="float">
            <text:p>34.0204633333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4716666667" calcext:value-type="float">
            <text:p>34.0204716667</text:p>
          </table:table-cell>
          <table:table-cell office:value-type="float" office:value="-118.290398333333" calcext:value-type="float">
            <text:p>-118.290398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416666667" calcext:value-type="float">
            <text:p>-118.290416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435" calcext:value-type="float">
            <text:p>-118.290435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451666667" calcext:value-type="float">
            <text:p>-118.2904516667</text:p>
          </table:table-cell>
        </table:table-row>
        <table:table-row table:style-name="ro1">
          <table:table-cell office:value-type="float" office:value="34.020515" calcext:value-type="float">
            <text:p>34.020515</text:p>
          </table:table-cell>
          <table:table-cell office:value-type="float" office:value="-118.290466666667" calcext:value-type="float">
            <text:p>-118.2904666667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485" calcext:value-type="float">
            <text:p>-118.290485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503333333" calcext:value-type="float">
            <text:p>-118.2905033333</text:p>
          </table:table-cell>
        </table:table-row>
        <table:table-row table:style-name="ro1">
          <table:table-cell office:value-type="float" office:value="34.020525" calcext:value-type="float">
            <text:p>34.020525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535" calcext:value-type="float">
            <text:p>34.020535</text:p>
          </table:table-cell>
          <table:table-cell office:value-type="float" office:value="-118.290528333333" calcext:value-type="float">
            <text:p>-118.2905283333</text:p>
          </table:table-cell>
        </table:table-row>
        <table:table-row table:style-name="ro1">
          <table:table-cell office:value-type="float" office:value="34.0205316666667" calcext:value-type="float">
            <text:p>34.0205316667</text:p>
          </table:table-cell>
          <table:table-cell office:value-type="float" office:value="-118.290546666667" calcext:value-type="float">
            <text:p>-118.2905466667</text:p>
          </table:table-cell>
        </table:table-row>
        <table:table-row table:style-name="ro1">
          <table:table-cell office:value-type="float" office:value="34.020545" calcext:value-type="float">
            <text:p>34.020545</text:p>
          </table:table-cell>
          <table:table-cell office:value-type="float" office:value="-118.29056" calcext:value-type="float">
            <text:p>-118.29056</text:p>
          </table:table-cell>
        </table:table-row>
        <table:table-row table:style-name="ro1">
          <table:table-cell office:value-type="float" office:value="34.02056" calcext:value-type="float">
            <text:p>34.02056</text:p>
          </table:table-cell>
          <table:table-cell office:value-type="float" office:value="-118.290573333333" calcext:value-type="float">
            <text:p>-118.290573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588333333" calcext:value-type="float">
            <text:p>-118.2905883333</text:p>
          </table:table-cell>
        </table:table-row>
        <table:table-row table:style-name="ro1">
          <table:table-cell office:value-type="float" office:value="34.0205866666667" calcext:value-type="float">
            <text:p>34.0205866667</text:p>
          </table:table-cell>
          <table:table-cell office:value-type="float" office:value="-118.290603333333" calcext:value-type="float">
            <text:p>-118.2906033333</text:p>
          </table:table-cell>
        </table:table-row>
        <table:table-row table:style-name="ro1">
          <table:table-cell office:value-type="float" office:value="34.0205966666667" calcext:value-type="float">
            <text:p>34.0205966667</text:p>
          </table:table-cell>
          <table:table-cell office:value-type="float" office:value="-118.290623333333" calcext:value-type="float">
            <text:p>-118.2906233333</text:p>
          </table:table-cell>
        </table:table-row>
        <table:table-row table:style-name="ro1">
          <table:table-cell office:value-type="float" office:value="34.0206" calcext:value-type="float">
            <text:p>34.0206</text:p>
          </table:table-cell>
          <table:table-cell office:value-type="float" office:value="-118.290643333333" calcext:value-type="float">
            <text:p>-118.2906433333</text:p>
          </table:table-cell>
        </table:table-row>
        <table:table-row table:style-name="ro1">
          <table:table-cell office:value-type="float" office:value="34.0206133333333" calcext:value-type="float">
            <text:p>34.0206133333</text:p>
          </table:table-cell>
          <table:table-cell office:value-type="float" office:value="-118.290658333333" calcext:value-type="float">
            <text:p>-118.2906583333</text:p>
          </table:table-cell>
        </table:table-row>
        <table:table-row table:style-name="ro1">
          <table:table-cell office:value-type="float" office:value="34.020615" calcext:value-type="float">
            <text:p>34.020615</text:p>
          </table:table-cell>
          <table:table-cell office:value-type="float" office:value="-118.29068" calcext:value-type="float">
            <text:p>-118.29068</text:p>
          </table:table-cell>
        </table:table-row>
        <table:table-row table:style-name="ro1">
          <table:table-cell office:value-type="float" office:value="34.020625" calcext:value-type="float">
            <text:p>34.020625</text:p>
          </table:table-cell>
          <table:table-cell office:value-type="float" office:value="-118.290698333333" calcext:value-type="float">
            <text:p>-118.2906983333</text:p>
          </table:table-cell>
        </table:table-row>
        <table:table-row table:style-name="ro1">
          <table:table-cell office:value-type="float" office:value="34.0206083333333" calcext:value-type="float">
            <text:p>34.0206083333</text:p>
          </table:table-cell>
          <table:table-cell office:value-type="float" office:value="-118.290715" calcext:value-type="float">
            <text:p>-118.290715</text:p>
          </table:table-cell>
        </table:table-row>
        <table:table-row table:style-name="ro1">
          <table:table-cell office:value-type="float" office:value="34.0205933333333" calcext:value-type="float">
            <text:p>34.0205933333</text:p>
          </table:table-cell>
          <table:table-cell office:value-type="float" office:value="-118.290718333333" calcext:value-type="float">
            <text:p>-118.2907183333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723333333" calcext:value-type="float">
            <text:p>-118.2907233333</text:p>
          </table:table-cell>
        </table:table-row>
        <table:table-row table:style-name="ro1">
          <table:table-cell office:value-type="float" office:value="34.0205766666667" calcext:value-type="float">
            <text:p>34.0205766667</text:p>
          </table:table-cell>
          <table:table-cell office:value-type="float" office:value="-118.290726666667" calcext:value-type="float">
            <text:p>-118.2907266667</text:p>
          </table:table-cell>
        </table:table-row>
        <table:table-row table:style-name="ro1">
          <table:table-cell office:value-type="float" office:value="34.0205783333333" calcext:value-type="float">
            <text:p>34.0205783333</text:p>
          </table:table-cell>
          <table:table-cell office:value-type="float" office:value="-118.290725" calcext:value-type="float">
            <text:p>-118.290725</text:p>
          </table:table-cell>
        </table:table-row>
        <table:table-row table:style-name="ro1">
          <table:table-cell office:value-type="float" office:value="34.0205783333333" calcext:value-type="float">
            <text:p>34.0205783333</text:p>
          </table:table-cell>
          <table:table-cell office:value-type="float" office:value="-118.290721666667" calcext:value-type="float">
            <text:p>-118.2907216667</text:p>
          </table:table-cell>
        </table:table-row>
        <table:table-row table:style-name="ro1">
          <table:table-cell office:value-type="float" office:value="34.0205733333333" calcext:value-type="float">
            <text:p>34.0205733333</text:p>
          </table:table-cell>
          <table:table-cell office:value-type="float" office:value="-118.290705" calcext:value-type="float">
            <text:p>-118.290705</text:p>
          </table:table-cell>
        </table:table-row>
        <table:table-row table:style-name="ro1">
          <table:table-cell office:value-type="float" office:value="34.0205683333333" calcext:value-type="float">
            <text:p>34.0205683333</text:p>
          </table:table-cell>
          <table:table-cell office:value-type="float" office:value="-118.290688333333" calcext:value-type="float">
            <text:p>-118.2906883333</text:p>
          </table:table-cell>
        </table:table-row>
        <table:table-row table:style-name="ro1">
          <table:table-cell office:value-type="float" office:value="34.0205733333333" calcext:value-type="float">
            <text:p>34.0205733333</text:p>
          </table:table-cell>
          <table:table-cell office:value-type="float" office:value="-118.290665" calcext:value-type="float">
            <text:p>-118.290665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645" calcext:value-type="float">
            <text:p>-118.290645</text:p>
          </table:table-cell>
        </table:table-row>
        <table:table-row table:style-name="ro1">
          <table:table-cell office:value-type="float" office:value="34.0205616666667" calcext:value-type="float">
            <text:p>34.0205616667</text:p>
          </table:table-cell>
          <table:table-cell office:value-type="float" office:value="-118.290623333333" calcext:value-type="float">
            <text:p>-118.2906233333</text:p>
          </table:table-cell>
        </table:table-row>
        <table:table-row table:style-name="ro1">
          <table:table-cell office:value-type="float" office:value="34.0205583333333" calcext:value-type="float">
            <text:p>34.0205583333</text:p>
          </table:table-cell>
          <table:table-cell office:value-type="float" office:value="-118.290601666667" calcext:value-type="float">
            <text:p>-118.2906016667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565" calcext:value-type="float">
            <text:p>-118.290565</text:p>
          </table:table-cell>
        </table:table-row>
        <table:table-row table:style-name="ro1">
          <table:table-cell office:value-type="float" office:value="34.0205416666667" calcext:value-type="float">
            <text:p>34.0205416667</text:p>
          </table:table-cell>
          <table:table-cell office:value-type="float" office:value="-118.290513333333" calcext:value-type="float">
            <text:p>-118.2905133333</text:p>
          </table:table-cell>
        </table:table-row>
        <table:table-row table:style-name="ro1">
          <table:table-cell office:value-type="float" office:value="34.0205233333333" calcext:value-type="float">
            <text:p>34.0205233333</text:p>
          </table:table-cell>
          <table:table-cell office:value-type="float" office:value="-118.290466666667" calcext:value-type="float">
            <text:p>-118.290466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428333333" calcext:value-type="float">
            <text:p>-118.290428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39" calcext:value-type="float">
            <text:p>-118.29039</text:p>
          </table:table-cell>
        </table:table-row>
        <table:table-row table:style-name="ro1">
          <table:table-cell office:value-type="float" office:value="34.0204883333333" calcext:value-type="float">
            <text:p>34.0204883333</text:p>
          </table:table-cell>
          <table:table-cell office:value-type="float" office:value="-118.290353333333" calcext:value-type="float">
            <text:p>-118.2903533333</text:p>
          </table:table-cell>
        </table:table-row>
        <table:table-row table:style-name="ro1">
          <table:table-cell office:value-type="float" office:value="34.02048" calcext:value-type="float">
            <text:p>34.02048</text:p>
          </table:table-cell>
          <table:table-cell office:value-type="float" office:value="-118.290326666667" calcext:value-type="float">
            <text:p>-118.2903266667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303333333" calcext:value-type="float">
            <text:p>-118.2903033333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301666667" calcext:value-type="float">
            <text:p>-118.2903016667</text:p>
          </table:table-cell>
        </table:table-row>
        <table:table-row table:style-name="ro1">
          <table:table-cell office:value-type="float" office:value="34.020475" calcext:value-type="float">
            <text:p>34.020475</text:p>
          </table:table-cell>
          <table:table-cell office:value-type="float" office:value="-118.290313333333" calcext:value-type="float">
            <text:p>-118.2903133333</text:p>
          </table:table-cell>
        </table:table-row>
        <table:table-row table:style-name="ro1">
          <table:table-cell office:value-type="float" office:value="34.0204783333333" calcext:value-type="float">
            <text:p>34.0204783333</text:p>
          </table:table-cell>
          <table:table-cell office:value-type="float" office:value="-118.290325" calcext:value-type="float">
            <text:p>-118.290325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336666667" calcext:value-type="float">
            <text:p>-118.2903366667</text:p>
          </table:table-cell>
        </table:table-row>
        <table:table-row table:style-name="ro1">
          <table:table-cell office:value-type="float" office:value="34.0204833333333" calcext:value-type="float">
            <text:p>34.0204833333</text:p>
          </table:table-cell>
          <table:table-cell office:value-type="float" office:value="-118.290351666667" calcext:value-type="float">
            <text:p>-118.2903516667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366666667" calcext:value-type="float">
            <text:p>-118.2903666667</text:p>
          </table:table-cell>
        </table:table-row>
        <table:table-row table:style-name="ro1">
          <table:table-cell office:value-type="float" office:value="34.0205033333333" calcext:value-type="float">
            <text:p>34.0205033333</text:p>
          </table:table-cell>
          <table:table-cell office:value-type="float" office:value="-118.290378333333" calcext:value-type="float">
            <text:p>-118.2903783333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391666667" calcext:value-type="float">
            <text:p>-118.2903916667</text:p>
          </table:table-cell>
        </table:table-row>
        <table:table-row table:style-name="ro1">
          <table:table-cell office:value-type="float" office:value="34.0205233333333" calcext:value-type="float">
            <text:p>34.0205233333</text:p>
          </table:table-cell>
          <table:table-cell office:value-type="float" office:value="-118.290406666667" calcext:value-type="float">
            <text:p>-118.2904066667</text:p>
          </table:table-cell>
        </table:table-row>
        <table:table-row table:style-name="ro1">
          <table:table-cell office:value-type="float" office:value="34.0205333333333" calcext:value-type="float">
            <text:p>34.0205333333</text:p>
          </table:table-cell>
          <table:table-cell office:value-type="float" office:value="-118.290423333333" calcext:value-type="float">
            <text:p>-118.2904233333</text:p>
          </table:table-cell>
        </table:table-row>
        <table:table-row table:style-name="ro1">
          <table:table-cell office:value-type="float" office:value="34.0205466666667" calcext:value-type="float">
            <text:p>34.0205466667</text:p>
          </table:table-cell>
          <table:table-cell office:value-type="float" office:value="-118.290438333333" calcext:value-type="float">
            <text:p>-118.2904383333</text:p>
          </table:table-cell>
        </table:table-row>
        <table:table-row table:style-name="ro1">
          <table:table-cell office:value-type="float" office:value="34.0205466666667" calcext:value-type="float">
            <text:p>34.0205466667</text:p>
          </table:table-cell>
          <table:table-cell office:value-type="float" office:value="-118.290458333333" calcext:value-type="float">
            <text:p>-118.2904583333</text:p>
          </table:table-cell>
        </table:table-row>
        <table:table-row table:style-name="ro1">
          <table:table-cell office:value-type="float" office:value="34.0205533333333" calcext:value-type="float">
            <text:p>34.0205533333</text:p>
          </table:table-cell>
          <table:table-cell office:value-type="float" office:value="-118.290478333333" calcext:value-type="float">
            <text:p>-118.2904783333</text:p>
          </table:table-cell>
        </table:table-row>
        <table:table-row table:style-name="ro1">
          <table:table-cell office:value-type="float" office:value="34.0205583333333" calcext:value-type="float">
            <text:p>34.0205583333</text:p>
          </table:table-cell>
          <table:table-cell office:value-type="float" office:value="-118.290496666667" calcext:value-type="float">
            <text:p>-118.2904966667</text:p>
          </table:table-cell>
        </table:table-row>
        <table:table-row table:style-name="ro1">
          <table:table-cell office:value-type="float" office:value="34.0205783333333" calcext:value-type="float">
            <text:p>34.0205783333</text:p>
          </table:table-cell>
          <table:table-cell office:value-type="float" office:value="-118.290511666667" calcext:value-type="float">
            <text:p>-118.2905116667</text:p>
          </table:table-cell>
        </table:table-row>
        <table:table-row table:style-name="ro1">
          <table:table-cell office:value-type="float" office:value="34.0205916666667" calcext:value-type="float">
            <text:p>34.0205916667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6066666667" calcext:value-type="float">
            <text:p>34.0206066667</text:p>
          </table:table-cell>
          <table:table-cell office:value-type="float" office:value="-118.29054" calcext:value-type="float">
            <text:p>-118.29054</text:p>
          </table:table-cell>
        </table:table-row>
        <table:table-row table:style-name="ro1">
          <table:table-cell office:value-type="float" office:value="34.0206083333333" calcext:value-type="float">
            <text:p>34.0206083333</text:p>
          </table:table-cell>
          <table:table-cell office:value-type="float" office:value="-118.290558333333" calcext:value-type="float">
            <text:p>-118.2905583333</text:p>
          </table:table-cell>
        </table:table-row>
        <table:table-row table:style-name="ro1">
          <table:table-cell office:value-type="float" office:value="34.0206116666667" calcext:value-type="float">
            <text:p>34.0206116667</text:p>
          </table:table-cell>
          <table:table-cell office:value-type="float" office:value="-118.290578333333" calcext:value-type="float">
            <text:p>-118.2905783333</text:p>
          </table:table-cell>
        </table:table-row>
        <table:table-row table:style-name="ro1">
          <table:table-cell office:value-type="float" office:value="34.0206266666667" calcext:value-type="float">
            <text:p>34.0206266667</text:p>
          </table:table-cell>
          <table:table-cell office:value-type="float" office:value="-118.290595" calcext:value-type="float">
            <text:p>-118.290595</text:p>
          </table:table-cell>
        </table:table-row>
        <table:table-row table:style-name="ro1">
          <table:table-cell office:value-type="float" office:value="34.0206366666667" calcext:value-type="float">
            <text:p>34.0206366667</text:p>
          </table:table-cell>
          <table:table-cell office:value-type="float" office:value="-118.290613333333" calcext:value-type="float">
            <text:p>-118.2906133333</text:p>
          </table:table-cell>
        </table:table-row>
        <table:table-row table:style-name="ro1">
          <table:table-cell office:value-type="float" office:value="34.0206383333333" calcext:value-type="float">
            <text:p>34.0206383333</text:p>
          </table:table-cell>
          <table:table-cell office:value-type="float" office:value="-118.290635" calcext:value-type="float">
            <text:p>-118.290635</text:p>
          </table:table-cell>
        </table:table-row>
        <table:table-row table:style-name="ro1">
          <table:table-cell office:value-type="float" office:value="34.02063" calcext:value-type="float">
            <text:p>34.02063</text:p>
          </table:table-cell>
          <table:table-cell office:value-type="float" office:value="-118.29066" calcext:value-type="float">
            <text:p>-118.29066</text:p>
          </table:table-cell>
        </table:table-row>
        <table:table-row table:style-name="ro1">
          <table:table-cell office:value-type="float" office:value="34.020625" calcext:value-type="float">
            <text:p>34.020625</text:p>
          </table:table-cell>
          <table:table-cell office:value-type="float" office:value="-118.290683333333" calcext:value-type="float">
            <text:p>-118.2906833333</text:p>
          </table:table-cell>
        </table:table-row>
        <table:table-row table:style-name="ro1">
          <table:table-cell office:value-type="float" office:value="34.0206166666667" calcext:value-type="float">
            <text:p>34.0206166667</text:p>
          </table:table-cell>
          <table:table-cell office:value-type="float" office:value="-118.290701666667" calcext:value-type="float">
            <text:p>-118.2907016667</text:p>
          </table:table-cell>
        </table:table-row>
        <table:table-row table:style-name="ro1">
          <table:table-cell office:value-type="float" office:value="34.02061" calcext:value-type="float">
            <text:p>34.02061</text:p>
          </table:table-cell>
          <table:table-cell office:value-type="float" office:value="-118.29071" calcext:value-type="float">
            <text:p>-118.29071</text:p>
          </table:table-cell>
        </table:table-row>
        <table:table-row table:style-name="ro1">
          <table:table-cell office:value-type="float" office:value="34.0205933333333" calcext:value-type="float">
            <text:p>34.0205933333</text:p>
          </table:table-cell>
          <table:table-cell office:value-type="float" office:value="-118.290715" calcext:value-type="float">
            <text:p>-118.290715</text:p>
          </table:table-cell>
        </table:table-row>
        <table:table-row table:style-name="ro1">
          <table:table-cell office:value-type="float" office:value="34.0205916666667" calcext:value-type="float">
            <text:p>34.0205916667</text:p>
          </table:table-cell>
          <table:table-cell office:value-type="float" office:value="-118.290708333333" calcext:value-type="float">
            <text:p>-118.2907083333</text:p>
          </table:table-cell>
        </table:table-row>
        <table:table-row table:style-name="ro1">
          <table:table-cell office:value-type="float" office:value="34.020585" calcext:value-type="float">
            <text:p>34.020585</text:p>
          </table:table-cell>
          <table:table-cell office:value-type="float" office:value="-118.2907" calcext:value-type="float">
            <text:p>-118.2907</text:p>
          </table:table-cell>
        </table:table-row>
        <table:table-row table:style-name="ro1">
          <table:table-cell office:value-type="float" office:value="34.0205883333333" calcext:value-type="float">
            <text:p>34.0205883333</text:p>
          </table:table-cell>
          <table:table-cell office:value-type="float" office:value="-118.290688333333" calcext:value-type="float">
            <text:p>-118.2906883333</text:p>
          </table:table-cell>
        </table:table-row>
        <table:table-row table:style-name="ro1">
          <table:table-cell office:value-type="float" office:value="34.0205966666667" calcext:value-type="float">
            <text:p>34.0205966667</text:p>
          </table:table-cell>
          <table:table-cell office:value-type="float" office:value="-118.290675" calcext:value-type="float">
            <text:p>-118.290675</text:p>
          </table:table-cell>
        </table:table-row>
        <table:table-row table:style-name="ro1">
          <table:table-cell office:value-type="float" office:value="34.02059" calcext:value-type="float">
            <text:p>34.02059</text:p>
          </table:table-cell>
          <table:table-cell office:value-type="float" office:value="-118.290671666667" calcext:value-type="float">
            <text:p>-118.2906716667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665" calcext:value-type="float">
            <text:p>-118.290665</text:p>
          </table:table-cell>
        </table:table-row>
        <table:table-row table:style-name="ro1">
          <table:table-cell office:value-type="float" office:value="34.0205766666667" calcext:value-type="float">
            <text:p>34.0205766667</text:p>
          </table:table-cell>
          <table:table-cell office:value-type="float" office:value="-118.290651666667" calcext:value-type="float">
            <text:p>-118.2906516667</text:p>
          </table:table-cell>
        </table:table-row>
        <table:table-row table:style-name="ro1">
          <table:table-cell office:value-type="float" office:value="34.0205616666667" calcext:value-type="float">
            <text:p>34.0205616667</text:p>
          </table:table-cell>
          <table:table-cell office:value-type="float" office:value="-118.290636666667" calcext:value-type="float">
            <text:p>-118.2906366667</text:p>
          </table:table-cell>
        </table:table-row>
        <table:table-row table:style-name="ro1">
          <table:table-cell office:value-type="float" office:value="34.0205516666667" calcext:value-type="float">
            <text:p>34.0205516667</text:p>
          </table:table-cell>
          <table:table-cell office:value-type="float" office:value="-118.290621666667" calcext:value-type="float">
            <text:p>-118.2906216667</text:p>
          </table:table-cell>
        </table:table-row>
        <table:table-row table:style-name="ro1">
          <table:table-cell office:value-type="float" office:value="34.02054" calcext:value-type="float">
            <text:p>34.02054</text:p>
          </table:table-cell>
          <table:table-cell office:value-type="float" office:value="-118.290608333333" calcext:value-type="float">
            <text:p>-118.2906083333</text:p>
          </table:table-cell>
        </table:table-row>
        <table:table-row table:style-name="ro1">
          <table:table-cell office:value-type="float" office:value="34.0205266666667" calcext:value-type="float">
            <text:p>34.0205266667</text:p>
          </table:table-cell>
          <table:table-cell office:value-type="float" office:value="-118.290593333333" calcext:value-type="float">
            <text:p>-118.2905933333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581666667" calcext:value-type="float">
            <text:p>-118.2905816667</text:p>
          </table:table-cell>
        </table:table-row>
        <table:table-row table:style-name="ro1">
          <table:table-cell office:value-type="float" office:value="34.0204883333333" calcext:value-type="float">
            <text:p>34.0204883333</text:p>
          </table:table-cell>
          <table:table-cell office:value-type="float" office:value="-118.290563333333" calcext:value-type="float">
            <text:p>-118.2905633333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535" calcext:value-type="float">
            <text:p>-118.290535</text:p>
          </table:table-cell>
        </table:table-row>
        <table:table-row table:style-name="ro1">
          <table:table-cell office:value-type="float" office:value="34.020475" calcext:value-type="float">
            <text:p>34.020475</text:p>
          </table:table-cell>
          <table:table-cell office:value-type="float" office:value="-118.290521666667" calcext:value-type="float">
            <text:p>-118.2905216667</text:p>
          </table:table-cell>
        </table:table-row>
        <table:table-row table:style-name="ro1">
          <table:table-cell office:value-type="float" office:value="34.02047" calcext:value-type="float">
            <text:p>34.02047</text:p>
          </table:table-cell>
          <table:table-cell office:value-type="float" office:value="-118.2905" calcext:value-type="float">
            <text:p>-118.2905</text:p>
          </table:table-cell>
        </table:table-row>
        <table:table-row table:style-name="ro1">
          <table:table-cell office:value-type="float" office:value="34.0204666666667" calcext:value-type="float">
            <text:p>34.0204666667</text:p>
          </table:table-cell>
          <table:table-cell office:value-type="float" office:value="-118.290473333333" calcext:value-type="float">
            <text:p>-118.2904733333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451666667" calcext:value-type="float">
            <text:p>-118.2904516667</text:p>
          </table:table-cell>
        </table:table-row>
        <table:table-row table:style-name="ro1">
          <table:table-cell office:value-type="float" office:value="34.0204383333333" calcext:value-type="float">
            <text:p>34.0204383333</text:p>
          </table:table-cell>
          <table:table-cell office:value-type="float" office:value="-118.290423333333" calcext:value-type="float">
            <text:p>-118.2904233333</text:p>
          </table:table-cell>
        </table:table-row>
        <table:table-row table:style-name="ro1">
          <table:table-cell office:value-type="float" office:value="34.020425" calcext:value-type="float">
            <text:p>34.020425</text:p>
          </table:table-cell>
          <table:table-cell office:value-type="float" office:value="-118.29039" calcext:value-type="float">
            <text:p>-118.29039</text:p>
          </table:table-cell>
        </table:table-row>
        <table:table-row table:style-name="ro1">
          <table:table-cell office:value-type="float" office:value="34.0204216666667" calcext:value-type="float">
            <text:p>34.0204216667</text:p>
          </table:table-cell>
          <table:table-cell office:value-type="float" office:value="-118.290366666667" calcext:value-type="float">
            <text:p>-118.2903666667</text:p>
          </table:table-cell>
        </table:table-row>
        <table:table-row table:style-name="ro1">
          <table:table-cell office:value-type="float" office:value="34.0204416666667" calcext:value-type="float">
            <text:p>34.0204416667</text:p>
          </table:table-cell>
          <table:table-cell office:value-type="float" office:value="-118.290331666667" calcext:value-type="float">
            <text:p>-118.2903316667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321666667" calcext:value-type="float">
            <text:p>-118.2903216667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326666667" calcext:value-type="float">
            <text:p>-118.2903266667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343333333" calcext:value-type="float">
            <text:p>-118.2903433333</text:p>
          </table:table-cell>
        </table:table-row>
        <table:table-row table:style-name="ro1">
          <table:table-cell office:value-type="float" office:value="34.02044" calcext:value-type="float">
            <text:p>34.02044</text:p>
          </table:table-cell>
          <table:table-cell office:value-type="float" office:value="-118.29036" calcext:value-type="float">
            <text:p>-118.29036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378333333" calcext:value-type="float">
            <text:p>-118.2903783333</text:p>
          </table:table-cell>
        </table:table-row>
        <table:table-row table:style-name="ro1">
          <table:table-cell office:value-type="float" office:value="34.0204566666667" calcext:value-type="float">
            <text:p>34.0204566667</text:p>
          </table:table-cell>
          <table:table-cell office:value-type="float" office:value="-118.290398333333" calcext:value-type="float">
            <text:p>-118.2903983333</text:p>
          </table:table-cell>
        </table:table-row>
        <table:table-row table:style-name="ro1">
          <table:table-cell office:value-type="float" office:value="34.020465" calcext:value-type="float">
            <text:p>34.020465</text:p>
          </table:table-cell>
          <table:table-cell office:value-type="float" office:value="-118.29042" calcext:value-type="float">
            <text:p>-118.29042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441666667" calcext:value-type="float">
            <text:p>-118.290441666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463333333" calcext:value-type="float">
            <text:p>-118.290463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483333333" calcext:value-type="float">
            <text:p>-118.2904833333</text:p>
          </table:table-cell>
        </table:table-row>
        <table:table-row table:style-name="ro1">
          <table:table-cell office:value-type="float" office:value="34.0204933333333" calcext:value-type="float">
            <text:p>34.0204933333</text:p>
          </table:table-cell>
          <table:table-cell office:value-type="float" office:value="-118.290503333333" calcext:value-type="float">
            <text:p>-118.2905033333</text:p>
          </table:table-cell>
        </table:table-row>
        <table:table-row table:style-name="ro1">
          <table:table-cell office:value-type="float" office:value="34.0205016666667" calcext:value-type="float">
            <text:p>34.0205016667</text:p>
          </table:table-cell>
          <table:table-cell office:value-type="float" office:value="-118.290523333333" calcext:value-type="float">
            <text:p>-118.2905233333</text:p>
          </table:table-cell>
        </table:table-row>
        <table:table-row table:style-name="ro1">
          <table:table-cell office:value-type="float" office:value="34.0205033333333" calcext:value-type="float">
            <text:p>34.0205033333</text:p>
          </table:table-cell>
          <table:table-cell office:value-type="float" office:value="-118.290545" calcext:value-type="float">
            <text:p>-118.290545</text:p>
          </table:table-cell>
        </table:table-row>
        <table:table-row table:style-name="ro1">
          <table:table-cell office:value-type="float" office:value="34.02052" calcext:value-type="float">
            <text:p>34.02052</text:p>
          </table:table-cell>
          <table:table-cell office:value-type="float" office:value="-118.290561666667" calcext:value-type="float">
            <text:p>-118.2905616667</text:p>
          </table:table-cell>
        </table:table-row>
        <table:table-row table:style-name="ro1">
          <table:table-cell office:value-type="float" office:value="34.0205366666667" calcext:value-type="float">
            <text:p>34.0205366667</text:p>
          </table:table-cell>
          <table:table-cell office:value-type="float" office:value="-118.29058" calcext:value-type="float">
            <text:p>-118.29058</text:p>
          </table:table-cell>
        </table:table-row>
        <table:table-row table:style-name="ro1">
          <table:table-cell office:value-type="float" office:value="34.0205533333333" calcext:value-type="float">
            <text:p>34.0205533333</text:p>
          </table:table-cell>
          <table:table-cell office:value-type="float" office:value="-118.290598333333" calcext:value-type="float">
            <text:p>-118.2905983333</text:p>
          </table:table-cell>
        </table:table-row>
        <table:table-row table:style-name="ro1">
          <table:table-cell office:value-type="float" office:value="34.0205633333333" calcext:value-type="float">
            <text:p>34.0205633333</text:p>
          </table:table-cell>
          <table:table-cell office:value-type="float" office:value="-118.290618333333" calcext:value-type="float">
            <text:p>-118.290618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64" calcext:value-type="float">
            <text:p>-118.29064</text:p>
          </table:table-cell>
        </table:table-row>
        <table:table-row table:style-name="ro1">
          <table:table-cell office:value-type="float" office:value="34.0205683333333" calcext:value-type="float">
            <text:p>34.0205683333</text:p>
          </table:table-cell>
          <table:table-cell office:value-type="float" office:value="-118.290663333333" calcext:value-type="float">
            <text:p>-118.2906633333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685" calcext:value-type="float">
            <text:p>-118.290685</text:p>
          </table:table-cell>
        </table:table-row>
        <table:table-row table:style-name="ro1">
          <table:table-cell office:value-type="float" office:value="34.020585" calcext:value-type="float">
            <text:p>34.020585</text:p>
          </table:table-cell>
          <table:table-cell office:value-type="float" office:value="-118.290711666667" calcext:value-type="float">
            <text:p>-118.2907116667</text:p>
          </table:table-cell>
        </table:table-row>
        <table:table-row table:style-name="ro1">
          <table:table-cell office:value-type="float" office:value="34.0205816666667" calcext:value-type="float">
            <text:p>34.0205816667</text:p>
          </table:table-cell>
          <table:table-cell office:value-type="float" office:value="-118.290713333333" calcext:value-type="float">
            <text:p>-118.2907133333</text:p>
          </table:table-cell>
        </table:table-row>
        <table:table-row table:style-name="ro1">
          <table:table-cell office:value-type="float" office:value="34.020575" calcext:value-type="float">
            <text:p>34.020575</text:p>
          </table:table-cell>
          <table:table-cell office:value-type="float" office:value="-118.29071" calcext:value-type="float">
            <text:p>-118.29071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708333333" calcext:value-type="float">
            <text:p>-118.290708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703333333" calcext:value-type="float">
            <text:p>-118.2907033333</text:p>
          </table:table-cell>
        </table:table-row>
        <table:table-row table:style-name="ro1">
          <table:table-cell office:value-type="float" office:value="34.0205583333333" calcext:value-type="float">
            <text:p>34.0205583333</text:p>
          </table:table-cell>
          <table:table-cell office:value-type="float" office:value="-118.29068" calcext:value-type="float">
            <text:p>-118.29068</text:p>
          </table:table-cell>
        </table:table-row>
        <table:table-row table:style-name="ro1">
          <table:table-cell office:value-type="float" office:value="34.020545" calcext:value-type="float">
            <text:p>34.020545</text:p>
          </table:table-cell>
          <table:table-cell office:value-type="float" office:value="-118.290655" calcext:value-type="float">
            <text:p>-118.290655</text:p>
          </table:table-cell>
        </table:table-row>
        <table:table-row table:style-name="ro1">
          <table:table-cell office:value-type="float" office:value="34.0205333333333" calcext:value-type="float">
            <text:p>34.0205333333</text:p>
          </table:table-cell>
          <table:table-cell office:value-type="float" office:value="-118.29063" calcext:value-type="float">
            <text:p>-118.29063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611666667" calcext:value-type="float">
            <text:p>-118.2906116667</text:p>
          </table:table-cell>
        </table:table-row>
        <table:table-row table:style-name="ro1">
          <table:table-cell office:value-type="float" office:value="34.0204883333333" calcext:value-type="float">
            <text:p>34.0204883333</text:p>
          </table:table-cell>
          <table:table-cell office:value-type="float" office:value="-118.290591666667" calcext:value-type="float">
            <text:p>-118.2905916667</text:p>
          </table:table-cell>
        </table:table-row>
        <table:table-row table:style-name="ro1">
          <table:table-cell office:value-type="float" office:value="34.02048" calcext:value-type="float">
            <text:p>34.02048</text:p>
          </table:table-cell>
          <table:table-cell office:value-type="float" office:value="-118.290563333333" calcext:value-type="float">
            <text:p>-118.2905633333</text:p>
          </table:table-cell>
        </table:table-row>
        <table:table-row table:style-name="ro1">
          <table:table-cell office:value-type="float" office:value="34.0204683333333" calcext:value-type="float">
            <text:p>34.0204683333</text:p>
          </table:table-cell>
          <table:table-cell office:value-type="float" office:value="-118.290535" calcext:value-type="float">
            <text:p>-118.290535</text:p>
          </table:table-cell>
        </table:table-row>
        <table:table-row table:style-name="ro1">
          <table:table-cell office:value-type="float" office:value="34.0204566666667" calcext:value-type="float">
            <text:p>34.0204566667</text:p>
          </table:table-cell>
          <table:table-cell office:value-type="float" office:value="-118.290505" calcext:value-type="float">
            <text:p>-118.290505</text:p>
          </table:table-cell>
        </table:table-row>
        <table:table-row table:style-name="ro1">
          <table:table-cell office:value-type="float" office:value="34.020445" calcext:value-type="float">
            <text:p>34.020445</text:p>
          </table:table-cell>
          <table:table-cell office:value-type="float" office:value="-118.290473333333" calcext:value-type="float">
            <text:p>-118.2904733333</text:p>
          </table:table-cell>
        </table:table-row>
        <table:table-row table:style-name="ro1">
          <table:table-cell office:value-type="float" office:value="34.0204366666667" calcext:value-type="float">
            <text:p>34.0204366667</text:p>
          </table:table-cell>
          <table:table-cell office:value-type="float" office:value="-118.290435" calcext:value-type="float">
            <text:p>-118.290435</text:p>
          </table:table-cell>
        </table:table-row>
        <table:table-row table:style-name="ro1">
          <table:table-cell office:value-type="float" office:value="34.0204283333333" calcext:value-type="float">
            <text:p>34.0204283333</text:p>
          </table:table-cell>
          <table:table-cell office:value-type="float" office:value="-118.290403333333" calcext:value-type="float">
            <text:p>-118.2904033333</text:p>
          </table:table-cell>
        </table:table-row>
        <table:table-row table:style-name="ro1">
          <table:table-cell office:value-type="float" office:value="34.02042" calcext:value-type="float">
            <text:p>34.02042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4216666667" calcext:value-type="float">
            <text:p>34.0204216667</text:p>
          </table:table-cell>
          <table:table-cell office:value-type="float" office:value="-118.29035" calcext:value-type="float">
            <text:p>-118.29035</text:p>
          </table:table-cell>
        </table:table-row>
        <table:table-row table:style-name="ro1">
          <table:table-cell office:value-type="float" office:value="34.02042" calcext:value-type="float">
            <text:p>34.02042</text:p>
          </table:table-cell>
          <table:table-cell office:value-type="float" office:value="-118.290323333333" calcext:value-type="float">
            <text:p>-118.2903233333</text:p>
          </table:table-cell>
        </table:table-row>
        <table:table-row table:style-name="ro1">
          <table:table-cell office:value-type="float" office:value="34.0204283333333" calcext:value-type="float">
            <text:p>34.0204283333</text:p>
          </table:table-cell>
          <table:table-cell office:value-type="float" office:value="-118.290293333333" calcext:value-type="float">
            <text:p>-118.2902933333</text:p>
          </table:table-cell>
        </table:table-row>
        <table:table-row table:style-name="ro1">
          <table:table-cell office:value-type="float" office:value="34.0204333333333" calcext:value-type="float">
            <text:p>34.0204333333</text:p>
          </table:table-cell>
          <table:table-cell office:value-type="float" office:value="-118.290301666667" calcext:value-type="float">
            <text:p>-118.2903016667</text:p>
          </table:table-cell>
        </table:table-row>
        <table:table-row table:style-name="ro1">
          <table:table-cell office:value-type="float" office:value="34.020445" calcext:value-type="float">
            <text:p>34.020445</text:p>
          </table:table-cell>
          <table:table-cell office:value-type="float" office:value="-118.290318333333" calcext:value-type="float">
            <text:p>-118.2903183333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345" calcext:value-type="float">
            <text:p>-118.290345</text:p>
          </table:table-cell>
        </table:table-row>
        <table:table-row table:style-name="ro1">
          <table:table-cell office:value-type="float" office:value="34.020455" calcext:value-type="float">
            <text:p>34.020455</text:p>
          </table:table-cell>
          <table:table-cell office:value-type="float" office:value="-118.290371666667" calcext:value-type="float">
            <text:p>-118.2903716667</text:p>
          </table:table-cell>
        </table:table-row>
        <table:table-row table:style-name="ro1">
          <table:table-cell office:value-type="float" office:value="34.0204633333333" calcext:value-type="float">
            <text:p>34.0204633333</text:p>
          </table:table-cell>
          <table:table-cell office:value-type="float" office:value="-118.290396666667" calcext:value-type="float">
            <text:p>-118.290396666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42" calcext:value-type="float">
            <text:p>-118.29042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445" calcext:value-type="float">
            <text:p>-118.290445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47" calcext:value-type="float">
            <text:p>-118.29047</text:p>
          </table:table-cell>
        </table:table-row>
        <table:table-row table:style-name="ro1">
          <table:table-cell office:value-type="float" office:value="34.020495" calcext:value-type="float">
            <text:p>34.020495</text:p>
          </table:table-cell>
          <table:table-cell office:value-type="float" office:value="-118.290493333333" calcext:value-type="float">
            <text:p>-118.2904933333</text:p>
          </table:table-cell>
        </table:table-row>
        <table:table-row table:style-name="ro1">
          <table:table-cell office:value-type="float" office:value="34.0205066666667" calcext:value-type="float">
            <text:p>34.0205066667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536666667" calcext:value-type="float">
            <text:p>-118.2905366667</text:p>
          </table:table-cell>
        </table:table-row>
        <table:table-row table:style-name="ro1">
          <table:table-cell office:value-type="float" office:value="34.0205283333333" calcext:value-type="float">
            <text:p>34.0205283333</text:p>
          </table:table-cell>
          <table:table-cell office:value-type="float" office:value="-118.290556666667" calcext:value-type="float">
            <text:p>-118.2905566667</text:p>
          </table:table-cell>
        </table:table-row>
        <table:table-row table:style-name="ro1">
          <table:table-cell office:value-type="float" office:value="34.02054" calcext:value-type="float">
            <text:p>34.02054</text:p>
          </table:table-cell>
          <table:table-cell office:value-type="float" office:value="-118.290573333333" calcext:value-type="float">
            <text:p>-118.2905733333</text:p>
          </table:table-cell>
        </table:table-row>
        <table:table-row table:style-name="ro1">
          <table:table-cell office:value-type="float" office:value="34.0205433333333" calcext:value-type="float">
            <text:p>34.0205433333</text:p>
          </table:table-cell>
          <table:table-cell office:value-type="float" office:value="-118.290593333333" calcext:value-type="float">
            <text:p>-118.2905933333</text:p>
          </table:table-cell>
        </table:table-row>
        <table:table-row table:style-name="ro1">
          <table:table-cell office:value-type="float" office:value="34.0205483333333" calcext:value-type="float">
            <text:p>34.0205483333</text:p>
          </table:table-cell>
          <table:table-cell office:value-type="float" office:value="-118.290616666667" calcext:value-type="float">
            <text:p>-118.2906166667</text:p>
          </table:table-cell>
        </table:table-row>
        <table:table-row table:style-name="ro1">
          <table:table-cell office:value-type="float" office:value="34.0205483333333" calcext:value-type="float">
            <text:p>34.0205483333</text:p>
          </table:table-cell>
          <table:table-cell office:value-type="float" office:value="-118.290638333333" calcext:value-type="float">
            <text:p>-118.2906383333</text:p>
          </table:table-cell>
        </table:table-row>
        <table:table-row table:style-name="ro1">
          <table:table-cell office:value-type="float" office:value="34.0205566666667" calcext:value-type="float">
            <text:p>34.0205566667</text:p>
          </table:table-cell>
          <table:table-cell office:value-type="float" office:value="-118.290658333333" calcext:value-type="float">
            <text:p>-118.2906583333</text:p>
          </table:table-cell>
        </table:table-row>
        <table:table-row table:style-name="ro1">
          <table:table-cell office:value-type="float" office:value="34.0205683333333" calcext:value-type="float">
            <text:p>34.0205683333</text:p>
          </table:table-cell>
          <table:table-cell office:value-type="float" office:value="-118.290678333333" calcext:value-type="float">
            <text:p>-118.290678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695" calcext:value-type="float">
            <text:p>-118.290695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696666667" calcext:value-type="float">
            <text:p>-118.2906966667</text:p>
          </table:table-cell>
        </table:table-row>
        <table:table-row table:style-name="ro1">
          <table:table-cell office:value-type="float" office:value="34.02053" calcext:value-type="float">
            <text:p>34.02053</text:p>
          </table:table-cell>
          <table:table-cell office:value-type="float" office:value="-118.290696666667" calcext:value-type="float">
            <text:p>-118.2906966667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686666667" calcext:value-type="float">
            <text:p>-118.2906866667</text:p>
          </table:table-cell>
        </table:table-row>
        <table:table-row table:style-name="ro1">
          <table:table-cell office:value-type="float" office:value="34.02052" calcext:value-type="float">
            <text:p>34.02052</text:p>
          </table:table-cell>
          <table:table-cell office:value-type="float" office:value="-118.29067" calcext:value-type="float">
            <text:p>-118.29067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53333333" calcext:value-type="float">
            <text:p>-118.2906533333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641666667" calcext:value-type="float">
            <text:p>-118.2906416667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626666667" calcext:value-type="float">
            <text:p>-118.2906266667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61" calcext:value-type="float">
            <text:p>-118.29061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591666667" calcext:value-type="float">
            <text:p>-118.2905916667</text:p>
          </table:table-cell>
        </table:table-row>
        <table:table-row table:style-name="ro1">
          <table:table-cell office:value-type="float" office:value="34.0204683333333" calcext:value-type="float">
            <text:p>34.0204683333</text:p>
          </table:table-cell>
          <table:table-cell office:value-type="float" office:value="-118.29057" calcext:value-type="float">
            <text:p>-118.29057</text:p>
          </table:table-cell>
        </table:table-row>
        <table:table-row table:style-name="ro1">
          <table:table-cell office:value-type="float" office:value="34.0204683333333" calcext:value-type="float">
            <text:p>34.0204683333</text:p>
          </table:table-cell>
          <table:table-cell office:value-type="float" office:value="-118.290551666667" calcext:value-type="float">
            <text:p>-118.2905516667</text:p>
          </table:table-cell>
        </table:table-row>
        <table:table-row table:style-name="ro1">
          <table:table-cell office:value-type="float" office:value="34.0204666666667" calcext:value-type="float">
            <text:p>34.0204666667</text:p>
          </table:table-cell>
          <table:table-cell office:value-type="float" office:value="-118.290536666667" calcext:value-type="float">
            <text:p>-118.2905366667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52" calcext:value-type="float">
            <text:p>-118.29052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505" calcext:value-type="float">
            <text:p>-118.290505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49" calcext:value-type="float">
            <text:p>-118.29049</text:p>
          </table:table-cell>
        </table:table-row>
        <table:table-row table:style-name="ro1">
          <table:table-cell office:value-type="float" office:value="34.0204433333333" calcext:value-type="float">
            <text:p>34.0204433333</text:p>
          </table:table-cell>
          <table:table-cell office:value-type="float" office:value="-118.290476666667" calcext:value-type="float">
            <text:p>-118.2904766667</text:p>
          </table:table-cell>
        </table:table-row>
        <table:table-row table:style-name="ro1">
          <table:table-cell office:value-type="float" office:value="34.020435" calcext:value-type="float">
            <text:p>34.020435</text:p>
          </table:table-cell>
          <table:table-cell office:value-type="float" office:value="-118.29046" calcext:value-type="float">
            <text:p>-118.29046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436666667" calcext:value-type="float">
            <text:p>-118.2904366667</text:p>
          </table:table-cell>
        </table:table-row>
        <table:table-row table:style-name="ro1">
          <table:table-cell office:value-type="float" office:value="34.02042" calcext:value-type="float">
            <text:p>34.02042</text:p>
          </table:table-cell>
          <table:table-cell office:value-type="float" office:value="-118.290416666667" calcext:value-type="float">
            <text:p>-118.2904166667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4" calcext:value-type="float">
            <text:p>-118.2904</text:p>
          </table:table-cell>
        </table:table-row>
        <table:table-row table:style-name="ro1">
          <table:table-cell office:value-type="float" office:value="34.0203933333333" calcext:value-type="float">
            <text:p>34.0203933333</text:p>
          </table:table-cell>
          <table:table-cell office:value-type="float" office:value="-118.290386666667" calcext:value-type="float">
            <text:p>-118.2903866667</text:p>
          </table:table-cell>
        </table:table-row>
        <table:table-row table:style-name="ro1">
          <table:table-cell office:value-type="float" office:value="34.0203833333333" calcext:value-type="float">
            <text:p>34.0203833333</text:p>
          </table:table-cell>
          <table:table-cell office:value-type="float" office:value="-118.290391666667" calcext:value-type="float">
            <text:p>-118.2903916667</text:p>
          </table:table-cell>
        </table:table-row>
        <table:table-row table:style-name="ro1">
          <table:table-cell office:value-type="float" office:value="34.0203816666667" calcext:value-type="float">
            <text:p>34.0203816667</text:p>
          </table:table-cell>
          <table:table-cell office:value-type="float" office:value="-118.290401666667" calcext:value-type="float">
            <text:p>-118.2904016667</text:p>
          </table:table-cell>
        </table:table-row>
        <table:table-row table:style-name="ro1">
          <table:table-cell office:value-type="float" office:value="34.020385" calcext:value-type="float">
            <text:p>34.020385</text:p>
          </table:table-cell>
          <table:table-cell office:value-type="float" office:value="-118.290415" calcext:value-type="float">
            <text:p>-118.290415</text:p>
          </table:table-cell>
        </table:table-row>
        <table:table-row table:style-name="ro1">
          <table:table-cell office:value-type="float" office:value="34.0203883333333" calcext:value-type="float">
            <text:p>34.0203883333</text:p>
          </table:table-cell>
          <table:table-cell office:value-type="float" office:value="-118.290436666667" calcext:value-type="float">
            <text:p>-118.2904366667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455" calcext:value-type="float">
            <text:p>-118.290455</text:p>
          </table:table-cell>
        </table:table-row>
        <table:table-row table:style-name="ro1">
          <table:table-cell office:value-type="float" office:value="34.0204133333333" calcext:value-type="float">
            <text:p>34.0204133333</text:p>
          </table:table-cell>
          <table:table-cell office:value-type="float" office:value="-118.290481666667" calcext:value-type="float">
            <text:p>-118.2904816667</text:p>
          </table:table-cell>
        </table:table-row>
        <table:table-row table:style-name="ro1">
          <table:table-cell office:value-type="float" office:value="34.0204216666667" calcext:value-type="float">
            <text:p>34.0204216667</text:p>
          </table:table-cell>
          <table:table-cell office:value-type="float" office:value="-118.290508333333" calcext:value-type="float">
            <text:p>-118.2905083333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533333333" calcext:value-type="float">
            <text:p>-118.2905333333</text:p>
          </table:table-cell>
        </table:table-row>
        <table:table-row table:style-name="ro1">
          <table:table-cell office:value-type="float" office:value="34.0204416666667" calcext:value-type="float">
            <text:p>34.0204416667</text:p>
          </table:table-cell>
          <table:table-cell office:value-type="float" office:value="-118.290553333333" calcext:value-type="float">
            <text:p>-118.2905533333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73333333" calcext:value-type="float">
            <text:p>-118.2905733333</text:p>
          </table:table-cell>
        </table:table-row>
        <table:table-row table:style-name="ro1">
          <table:table-cell office:value-type="float" office:value="34.0204683333333" calcext:value-type="float">
            <text:p>34.0204683333</text:p>
          </table:table-cell>
          <table:table-cell office:value-type="float" office:value="-118.290591666667" calcext:value-type="float">
            <text:p>-118.2905916667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608333333" calcext:value-type="float">
            <text:p>-118.2906083333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625" calcext:value-type="float">
            <text:p>-118.290625</text:p>
          </table:table-cell>
        </table:table-row>
        <table:table-row table:style-name="ro1">
          <table:table-cell office:value-type="float" office:value="34.0205216666667" calcext:value-type="float">
            <text:p>34.0205216667</text:p>
          </table:table-cell>
          <table:table-cell office:value-type="float" office:value="-118.290646666667" calcext:value-type="float">
            <text:p>-118.2906466667</text:p>
          </table:table-cell>
        </table:table-row>
        <table:table-row table:style-name="ro1">
          <table:table-cell office:value-type="float" office:value="34.0205366666667" calcext:value-type="float">
            <text:p>34.0205366667</text:p>
          </table:table-cell>
          <table:table-cell office:value-type="float" office:value="-118.290665" calcext:value-type="float">
            <text:p>-118.290665</text:p>
          </table:table-cell>
        </table:table-row>
        <table:table-row table:style-name="ro1">
          <table:table-cell office:value-type="float" office:value="34.0205516666667" calcext:value-type="float">
            <text:p>34.0205516667</text:p>
          </table:table-cell>
          <table:table-cell office:value-type="float" office:value="-118.290686666667" calcext:value-type="float">
            <text:p>-118.2906866667</text:p>
          </table:table-cell>
        </table:table-row>
        <table:table-row table:style-name="ro1">
          <table:table-cell office:value-type="float" office:value="34.0205666666667" calcext:value-type="float">
            <text:p>34.0205666667</text:p>
          </table:table-cell>
          <table:table-cell office:value-type="float" office:value="-118.290706666667" calcext:value-type="float">
            <text:p>-118.2907066667</text:p>
          </table:table-cell>
        </table:table-row>
        <table:table-row table:style-name="ro1">
          <table:table-cell office:value-type="float" office:value="34.0205833333333" calcext:value-type="float">
            <text:p>34.0205833333</text:p>
          </table:table-cell>
          <table:table-cell office:value-type="float" office:value="-118.290725" calcext:value-type="float">
            <text:p>-118.290725</text:p>
          </table:table-cell>
        </table:table-row>
        <table:table-row table:style-name="ro1">
          <table:table-cell office:value-type="float" office:value="34.02058" calcext:value-type="float">
            <text:p>34.02058</text:p>
          </table:table-cell>
          <table:table-cell office:value-type="float" office:value="-118.290733333333" calcext:value-type="float">
            <text:p>-118.2907333333</text:p>
          </table:table-cell>
        </table:table-row>
        <table:table-row table:style-name="ro1">
          <table:table-cell office:value-type="float" office:value="34.020565" calcext:value-type="float">
            <text:p>34.020565</text:p>
          </table:table-cell>
          <table:table-cell office:value-type="float" office:value="-118.290728333333" calcext:value-type="float">
            <text:p>-118.2907283333</text:p>
          </table:table-cell>
        </table:table-row>
        <table:table-row table:style-name="ro1">
          <table:table-cell office:value-type="float" office:value="34.020555" calcext:value-type="float">
            <text:p>34.020555</text:p>
          </table:table-cell>
          <table:table-cell office:value-type="float" office:value="-118.290713333333" calcext:value-type="float">
            <text:p>-118.2907133333</text:p>
          </table:table-cell>
        </table:table-row>
        <table:table-row table:style-name="ro1">
          <table:table-cell office:value-type="float" office:value="34.0205483333333" calcext:value-type="float">
            <text:p>34.0205483333</text:p>
          </table:table-cell>
          <table:table-cell office:value-type="float" office:value="-118.290695" calcext:value-type="float">
            <text:p>-118.290695</text:p>
          </table:table-cell>
        </table:table-row>
        <table:table-row table:style-name="ro1">
          <table:table-cell office:value-type="float" office:value="34.020535" calcext:value-type="float">
            <text:p>34.020535</text:p>
          </table:table-cell>
          <table:table-cell office:value-type="float" office:value="-118.290681666667" calcext:value-type="float">
            <text:p>-118.2906816667</text:p>
          </table:table-cell>
        </table:table-row>
        <table:table-row table:style-name="ro1">
          <table:table-cell office:value-type="float" office:value="34.0205283333333" calcext:value-type="float">
            <text:p>34.0205283333</text:p>
          </table:table-cell>
          <table:table-cell office:value-type="float" office:value="-118.290661666667" calcext:value-type="float">
            <text:p>-118.2906616667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646666667" calcext:value-type="float">
            <text:p>-118.290646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628333333" calcext:value-type="float">
            <text:p>-118.290628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606666667" calcext:value-type="float">
            <text:p>-118.2906066667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581666667" calcext:value-type="float">
            <text:p>-118.2905816667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56" calcext:value-type="float">
            <text:p>-118.29056</text:p>
          </table:table-cell>
        </table:table-row>
        <table:table-row table:style-name="ro1">
          <table:table-cell office:value-type="float" office:value="34.0204566666667" calcext:value-type="float">
            <text:p>34.0204566667</text:p>
          </table:table-cell>
          <table:table-cell office:value-type="float" office:value="-118.290538333333" calcext:value-type="float">
            <text:p>-118.2905383333</text:p>
          </table:table-cell>
        </table:table-row>
        <table:table-row table:style-name="ro1">
          <table:table-cell office:value-type="float" office:value="34.0204466666667" calcext:value-type="float">
            <text:p>34.0204466667</text:p>
          </table:table-cell>
          <table:table-cell office:value-type="float" office:value="-118.290511666667" calcext:value-type="float">
            <text:p>-118.2905116667</text:p>
          </table:table-cell>
        </table:table-row>
        <table:table-row table:style-name="ro1">
          <table:table-cell office:value-type="float" office:value="34.02044" calcext:value-type="float">
            <text:p>34.02044</text:p>
          </table:table-cell>
          <table:table-cell office:value-type="float" office:value="-118.290486666667" calcext:value-type="float">
            <text:p>-118.2904866667</text:p>
          </table:table-cell>
        </table:table-row>
        <table:table-row table:style-name="ro1">
          <table:table-cell office:value-type="float" office:value="34.0204366666667" calcext:value-type="float">
            <text:p>34.0204366667</text:p>
          </table:table-cell>
          <table:table-cell office:value-type="float" office:value="-118.290458333333" calcext:value-type="float">
            <text:p>-118.2904583333</text:p>
          </table:table-cell>
        </table:table-row>
        <table:table-row table:style-name="ro1">
          <table:table-cell office:value-type="float" office:value="34.020435" calcext:value-type="float">
            <text:p>34.020435</text:p>
          </table:table-cell>
          <table:table-cell office:value-type="float" office:value="-118.290435" calcext:value-type="float">
            <text:p>-118.290435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408333333" calcext:value-type="float">
            <text:p>-118.2904083333</text:p>
          </table:table-cell>
        </table:table-row>
        <table:table-row table:style-name="ro1">
          <table:table-cell office:value-type="float" office:value="34.0204116666667" calcext:value-type="float">
            <text:p>34.0204116667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4033333333" calcext:value-type="float">
            <text:p>34.0204033333</text:p>
          </table:table-cell>
          <table:table-cell office:value-type="float" office:value="-118.290351666667" calcext:value-type="float">
            <text:p>-118.2903516667</text:p>
          </table:table-cell>
        </table:table-row>
        <table:table-row table:style-name="ro1">
          <table:table-cell office:value-type="float" office:value="34.0204016666667" calcext:value-type="float">
            <text:p>34.0204016667</text:p>
          </table:table-cell>
          <table:table-cell office:value-type="float" office:value="-118.29033" calcext:value-type="float">
            <text:p>-118.29033</text:p>
          </table:table-cell>
        </table:table-row>
        <table:table-row table:style-name="ro1">
          <table:table-cell office:value-type="float" office:value="34.0204" calcext:value-type="float">
            <text:p>34.0204</text:p>
          </table:table-cell>
          <table:table-cell office:value-type="float" office:value="-118.290315" calcext:value-type="float">
            <text:p>-118.290315</text:p>
          </table:table-cell>
        </table:table-row>
        <table:table-row table:style-name="ro1">
          <table:table-cell office:value-type="float" office:value="34.02041" calcext:value-type="float">
            <text:p>34.02041</text:p>
          </table:table-cell>
          <table:table-cell office:value-type="float" office:value="-118.290291666667" calcext:value-type="float">
            <text:p>-118.2902916667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263333333" calcext:value-type="float">
            <text:p>-118.2902633333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273333333" calcext:value-type="float">
            <text:p>-118.2902733333</text:p>
          </table:table-cell>
        </table:table-row>
        <table:table-row table:style-name="ro1">
          <table:table-cell office:value-type="float" office:value="34.02044" calcext:value-type="float">
            <text:p>34.02044</text:p>
          </table:table-cell>
          <table:table-cell office:value-type="float" office:value="-118.290291666667" calcext:value-type="float">
            <text:p>-118.2902916667</text:p>
          </table:table-cell>
        </table:table-row>
        <table:table-row table:style-name="ro1">
          <table:table-cell office:value-type="float" office:value="34.020455" calcext:value-type="float">
            <text:p>34.020455</text:p>
          </table:table-cell>
          <table:table-cell office:value-type="float" office:value="-118.290313333333" calcext:value-type="float">
            <text:p>-118.2903133333</text:p>
          </table:table-cell>
        </table:table-row>
        <table:table-row table:style-name="ro1">
          <table:table-cell office:value-type="float" office:value="34.0204616666667" calcext:value-type="float">
            <text:p>34.0204616667</text:p>
          </table:table-cell>
          <table:table-cell office:value-type="float" office:value="-118.29034" calcext:value-type="float">
            <text:p>-118.29034</text:p>
          </table:table-cell>
        </table:table-row>
        <table:table-row table:style-name="ro1">
          <table:table-cell office:value-type="float" office:value="34.0204716666667" calcext:value-type="float">
            <text:p>34.0204716667</text:p>
          </table:table-cell>
          <table:table-cell office:value-type="float" office:value="-118.290361666667" calcext:value-type="float">
            <text:p>-118.290361666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388333333" calcext:value-type="float">
            <text:p>-118.290388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416666667" calcext:value-type="float">
            <text:p>-118.2904166667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443333333" calcext:value-type="float">
            <text:p>-118.2904433333</text:p>
          </table:table-cell>
        </table:table-row>
        <table:table-row table:style-name="ro1">
          <table:table-cell office:value-type="float" office:value="34.0204983333333" calcext:value-type="float">
            <text:p>34.0204983333</text:p>
          </table:table-cell>
          <table:table-cell office:value-type="float" office:value="-118.29047" calcext:value-type="float">
            <text:p>-118.29047</text:p>
          </table:table-cell>
        </table:table-row>
        <table:table-row table:style-name="ro1">
          <table:table-cell office:value-type="float" office:value="34.0205083333333" calcext:value-type="float">
            <text:p>34.0205083333</text:p>
          </table:table-cell>
          <table:table-cell office:value-type="float" office:value="-118.290493333333" calcext:value-type="float">
            <text:p>-118.2904933333</text:p>
          </table:table-cell>
        </table:table-row>
        <table:table-row table:style-name="ro1">
          <table:table-cell office:value-type="float" office:value="34.0205183333333" calcext:value-type="float">
            <text:p>34.020518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535" calcext:value-type="float">
            <text:p>34.020535</text:p>
          </table:table-cell>
          <table:table-cell office:value-type="float" office:value="-118.290535" calcext:value-type="float">
            <text:p>-118.290535</text:p>
          </table:table-cell>
        </table:table-row>
        <table:table-row table:style-name="ro1">
          <table:table-cell office:value-type="float" office:value="34.02055" calcext:value-type="float">
            <text:p>34.02055</text:p>
          </table:table-cell>
          <table:table-cell office:value-type="float" office:value="-118.290551666667" calcext:value-type="float">
            <text:p>-118.2905516667</text:p>
          </table:table-cell>
        </table:table-row>
        <table:table-row table:style-name="ro1">
          <table:table-cell office:value-type="float" office:value="34.02056" calcext:value-type="float">
            <text:p>34.02056</text:p>
          </table:table-cell>
          <table:table-cell office:value-type="float" office:value="-118.290573333333" calcext:value-type="float">
            <text:p>-118.290573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591666667" calcext:value-type="float">
            <text:p>-118.2905916667</text:p>
          </table:table-cell>
        </table:table-row>
        <table:table-row table:style-name="ro1">
          <table:table-cell office:value-type="float" office:value="34.0205783333333" calcext:value-type="float">
            <text:p>34.0205783333</text:p>
          </table:table-cell>
          <table:table-cell office:value-type="float" office:value="-118.290613333333" calcext:value-type="float">
            <text:p>-118.2906133333</text:p>
          </table:table-cell>
        </table:table-row>
        <table:table-row table:style-name="ro1">
          <table:table-cell office:value-type="float" office:value="34.0205933333333" calcext:value-type="float">
            <text:p>34.0205933333</text:p>
          </table:table-cell>
          <table:table-cell office:value-type="float" office:value="-118.290631666667" calcext:value-type="float">
            <text:p>-118.2906316667</text:p>
          </table:table-cell>
        </table:table-row>
        <table:table-row table:style-name="ro1">
          <table:table-cell office:value-type="float" office:value="34.02061" calcext:value-type="float">
            <text:p>34.02061</text:p>
          </table:table-cell>
          <table:table-cell office:value-type="float" office:value="-118.29065" calcext:value-type="float">
            <text:p>-118.29065</text:p>
          </table:table-cell>
        </table:table-row>
        <table:table-row table:style-name="ro1">
          <table:table-cell office:value-type="float" office:value="34.0206166666667" calcext:value-type="float">
            <text:p>34.0206166667</text:p>
          </table:table-cell>
          <table:table-cell office:value-type="float" office:value="-118.290668333333" calcext:value-type="float">
            <text:p>-118.2906683333</text:p>
          </table:table-cell>
        </table:table-row>
        <table:table-row table:style-name="ro1">
          <table:table-cell office:value-type="float" office:value="34.0206216666667" calcext:value-type="float">
            <text:p>34.0206216667</text:p>
          </table:table-cell>
          <table:table-cell office:value-type="float" office:value="-118.29068" calcext:value-type="float">
            <text:p>-118.29068</text:p>
          </table:table-cell>
        </table:table-row>
        <table:table-row table:style-name="ro1">
          <table:table-cell office:value-type="float" office:value="34.02058" calcext:value-type="float">
            <text:p>34.02058</text:p>
          </table:table-cell>
          <table:table-cell office:value-type="float" office:value="-118.29071" calcext:value-type="float">
            <text:p>-118.29071</text:p>
          </table:table-cell>
        </table:table-row>
        <table:table-row table:style-name="ro1">
          <table:table-cell office:value-type="float" office:value="34.0205683333333" calcext:value-type="float">
            <text:p>34.0205683333</text:p>
          </table:table-cell>
          <table:table-cell office:value-type="float" office:value="-118.290713333333" calcext:value-type="float">
            <text:p>-118.2907133333</text:p>
          </table:table-cell>
        </table:table-row>
        <table:table-row table:style-name="ro1">
          <table:table-cell office:value-type="float" office:value="34.0205516666667" calcext:value-type="float">
            <text:p>34.0205516667</text:p>
          </table:table-cell>
          <table:table-cell office:value-type="float" office:value="-118.290708333333" calcext:value-type="float">
            <text:p>-118.2907083333</text:p>
          </table:table-cell>
        </table:table-row>
        <table:table-row table:style-name="ro1">
          <table:table-cell office:value-type="float" office:value="34.0205416666667" calcext:value-type="float">
            <text:p>34.0205416667</text:p>
          </table:table-cell>
          <table:table-cell office:value-type="float" office:value="-118.2907" calcext:value-type="float">
            <text:p>-118.2907</text:p>
          </table:table-cell>
        </table:table-row>
        <table:table-row table:style-name="ro1">
          <table:table-cell office:value-type="float" office:value="34.0205316666667" calcext:value-type="float">
            <text:p>34.0205316667</text:p>
          </table:table-cell>
          <table:table-cell office:value-type="float" office:value="-118.29069" calcext:value-type="float">
            <text:p>-118.29069</text:p>
          </table:table-cell>
        </table:table-row>
        <table:table-row table:style-name="ro1">
          <table:table-cell office:value-type="float" office:value="34.0205216666667" calcext:value-type="float">
            <text:p>34.0205216667</text:p>
          </table:table-cell>
          <table:table-cell office:value-type="float" office:value="-118.290685" calcext:value-type="float">
            <text:p>-118.290685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675" calcext:value-type="float">
            <text:p>-118.290675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663333333" calcext:value-type="float">
            <text:p>-118.2906633333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646666667" calcext:value-type="float">
            <text:p>-118.2906466667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621666667" calcext:value-type="float">
            <text:p>-118.2906216667</text:p>
          </table:table-cell>
        </table:table-row>
        <table:table-row table:style-name="ro1">
          <table:table-cell office:value-type="float" office:value="34.020465" calcext:value-type="float">
            <text:p>34.020465</text:p>
          </table:table-cell>
          <table:table-cell office:value-type="float" office:value="-118.290595" calcext:value-type="float">
            <text:p>-118.290595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57" calcext:value-type="float">
            <text:p>-118.29057</text:p>
          </table:table-cell>
        </table:table-row>
        <table:table-row table:style-name="ro1">
          <table:table-cell office:value-type="float" office:value="34.02044" calcext:value-type="float">
            <text:p>34.02044</text:p>
          </table:table-cell>
          <table:table-cell office:value-type="float" office:value="-118.290545" calcext:value-type="float">
            <text:p>-118.290545</text:p>
          </table:table-cell>
        </table:table-row>
        <table:table-row table:style-name="ro1">
          <table:table-cell office:value-type="float" office:value="34.020425" calcext:value-type="float">
            <text:p>34.020425</text:p>
          </table:table-cell>
          <table:table-cell office:value-type="float" office:value="-118.290528333333" calcext:value-type="float">
            <text:p>-118.2905283333</text:p>
          </table:table-cell>
        </table:table-row>
        <table:table-row table:style-name="ro1">
          <table:table-cell office:value-type="float" office:value="34.0204166666667" calcext:value-type="float">
            <text:p>34.0204166667</text:p>
          </table:table-cell>
          <table:table-cell office:value-type="float" office:value="-118.290513333333" calcext:value-type="float">
            <text:p>-118.2905133333</text:p>
          </table:table-cell>
        </table:table-row>
        <table:table-row table:style-name="ro1">
          <table:table-cell office:value-type="float" office:value="34.020405" calcext:value-type="float">
            <text:p>34.020405</text:p>
          </table:table-cell>
          <table:table-cell office:value-type="float" office:value="-118.290496666667" calcext:value-type="float">
            <text:p>-118.2904966667</text:p>
          </table:table-cell>
        </table:table-row>
        <table:table-row table:style-name="ro1">
          <table:table-cell office:value-type="float" office:value="34.0203916666667" calcext:value-type="float">
            <text:p>34.0203916667</text:p>
          </table:table-cell>
          <table:table-cell office:value-type="float" office:value="-118.29048" calcext:value-type="float">
            <text:p>-118.29048</text:p>
          </table:table-cell>
        </table:table-row>
        <table:table-row table:style-name="ro1">
          <table:table-cell office:value-type="float" office:value="34.0203783333333" calcext:value-type="float">
            <text:p>34.0203783333</text:p>
          </table:table-cell>
          <table:table-cell office:value-type="float" office:value="-118.29046" calcext:value-type="float">
            <text:p>-118.29046</text:p>
          </table:table-cell>
        </table:table-row>
        <table:table-row table:style-name="ro1">
          <table:table-cell office:value-type="float" office:value="34.0203633333333" calcext:value-type="float">
            <text:p>34.0203633333</text:p>
          </table:table-cell>
          <table:table-cell office:value-type="float" office:value="-118.290431666667" calcext:value-type="float">
            <text:p>-118.2904316667</text:p>
          </table:table-cell>
        </table:table-row>
        <table:table-row table:style-name="ro1">
          <table:table-cell office:value-type="float" office:value="34.0203466666667" calcext:value-type="float">
            <text:p>34.0203466667</text:p>
          </table:table-cell>
          <table:table-cell office:value-type="float" office:value="-118.290403333333" calcext:value-type="float">
            <text:p>-118.2904033333</text:p>
          </table:table-cell>
        </table:table-row>
        <table:table-row table:style-name="ro1">
          <table:table-cell office:value-type="float" office:value="34.0203366666667" calcext:value-type="float">
            <text:p>34.0203366667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3383333333" calcext:value-type="float">
            <text:p>34.0203383333</text:p>
          </table:table-cell>
          <table:table-cell office:value-type="float" office:value="-118.290358333333" calcext:value-type="float">
            <text:p>-118.2903583333</text:p>
          </table:table-cell>
        </table:table-row>
        <table:table-row table:style-name="ro1">
          <table:table-cell office:value-type="float" office:value="34.02035" calcext:value-type="float">
            <text:p>34.02035</text:p>
          </table:table-cell>
          <table:table-cell office:value-type="float" office:value="-118.290363333333" calcext:value-type="float">
            <text:p>-118.2903633333</text:p>
          </table:table-cell>
        </table:table-row>
        <table:table-row table:style-name="ro1">
          <table:table-cell office:value-type="float" office:value="34.0203566666667" calcext:value-type="float">
            <text:p>34.0203566667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365" calcext:value-type="float">
            <text:p>34.020365</text:p>
          </table:table-cell>
          <table:table-cell office:value-type="float" office:value="-118.2904" calcext:value-type="float">
            <text:p>-118.2904</text:p>
          </table:table-cell>
        </table:table-row>
        <table:table-row table:style-name="ro1">
          <table:table-cell office:value-type="float" office:value="34.0203766666667" calcext:value-type="float">
            <text:p>34.0203766667</text:p>
          </table:table-cell>
          <table:table-cell office:value-type="float" office:value="-118.290418333333" calcext:value-type="float">
            <text:p>-118.2904183333</text:p>
          </table:table-cell>
        </table:table-row>
        <table:table-row table:style-name="ro1">
          <table:table-cell office:value-type="float" office:value="34.0203833333333" calcext:value-type="float">
            <text:p>34.0203833333</text:p>
          </table:table-cell>
          <table:table-cell office:value-type="float" office:value="-118.29044" calcext:value-type="float">
            <text:p>-118.29044</text:p>
          </table:table-cell>
        </table:table-row>
        <table:table-row table:style-name="ro1">
          <table:table-cell office:value-type="float" office:value="34.0203916666667" calcext:value-type="float">
            <text:p>34.0203916667</text:p>
          </table:table-cell>
          <table:table-cell office:value-type="float" office:value="-118.29046" calcext:value-type="float">
            <text:p>-118.29046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48" calcext:value-type="float">
            <text:p>-118.29048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496666667" calcext:value-type="float">
            <text:p>-118.2904966667</text:p>
          </table:table-cell>
        </table:table-row>
        <table:table-row table:style-name="ro1">
          <table:table-cell office:value-type="float" office:value="34.0204433333333" calcext:value-type="float">
            <text:p>34.0204433333</text:p>
          </table:table-cell>
          <table:table-cell office:value-type="float" office:value="-118.290511666667" calcext:value-type="float">
            <text:p>-118.2905116667</text:p>
          </table:table-cell>
        </table:table-row>
        <table:table-row table:style-name="ro1">
          <table:table-cell office:value-type="float" office:value="34.0204516666667" calcext:value-type="float">
            <text:p>34.0204516667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4633333333" calcext:value-type="float">
            <text:p>34.0204633333</text:p>
          </table:table-cell>
          <table:table-cell office:value-type="float" office:value="-118.290545" calcext:value-type="float">
            <text:p>-118.290545</text:p>
          </table:table-cell>
        </table:table-row>
        <table:table-row table:style-name="ro1">
          <table:table-cell office:value-type="float" office:value="34.0204783333333" calcext:value-type="float">
            <text:p>34.0204783333</text:p>
          </table:table-cell>
          <table:table-cell office:value-type="float" office:value="-118.290565" calcext:value-type="float">
            <text:p>-118.290565</text:p>
          </table:table-cell>
        </table:table-row>
        <table:table-row table:style-name="ro1">
          <table:table-cell office:value-type="float" office:value="34.0204916666667" calcext:value-type="float">
            <text:p>34.0204916667</text:p>
          </table:table-cell>
          <table:table-cell office:value-type="float" office:value="-118.290588333333" calcext:value-type="float">
            <text:p>-118.2905883333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608333333" calcext:value-type="float">
            <text:p>-118.2906083333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25" calcext:value-type="float">
            <text:p>-118.290625</text:p>
          </table:table-cell>
        </table:table-row>
        <table:table-row table:style-name="ro1">
          <table:table-cell office:value-type="float" office:value="34.0205316666667" calcext:value-type="float">
            <text:p>34.0205316667</text:p>
          </table:table-cell>
          <table:table-cell office:value-type="float" office:value="-118.29064" calcext:value-type="float">
            <text:p>-118.29064</text:p>
          </table:table-cell>
        </table:table-row>
        <table:table-row table:style-name="ro1">
          <table:table-cell office:value-type="float" office:value="34.02055" calcext:value-type="float">
            <text:p>34.02055</text:p>
          </table:table-cell>
          <table:table-cell office:value-type="float" office:value="-118.290661666667" calcext:value-type="float">
            <text:p>-118.2906616667</text:p>
          </table:table-cell>
        </table:table-row>
        <table:table-row table:style-name="ro1">
          <table:table-cell office:value-type="float" office:value="34.020565" calcext:value-type="float">
            <text:p>34.020565</text:p>
          </table:table-cell>
          <table:table-cell office:value-type="float" office:value="-118.290683333333" calcext:value-type="float">
            <text:p>-118.2906833333</text:p>
          </table:table-cell>
        </table:table-row>
        <table:table-row table:style-name="ro1">
          <table:table-cell office:value-type="float" office:value="34.02057" calcext:value-type="float">
            <text:p>34.02057</text:p>
          </table:table-cell>
          <table:table-cell office:value-type="float" office:value="-118.290698333333" calcext:value-type="float">
            <text:p>-118.2906983333</text:p>
          </table:table-cell>
        </table:table-row>
        <table:table-row table:style-name="ro1">
          <table:table-cell office:value-type="float" office:value="34.0205483333333" calcext:value-type="float">
            <text:p>34.0205483333</text:p>
          </table:table-cell>
          <table:table-cell office:value-type="float" office:value="-118.290691666667" calcext:value-type="float">
            <text:p>-118.2906916667</text:p>
          </table:table-cell>
        </table:table-row>
        <table:table-row table:style-name="ro1">
          <table:table-cell office:value-type="float" office:value="34.0205333333333" calcext:value-type="float">
            <text:p>34.0205333333</text:p>
          </table:table-cell>
          <table:table-cell office:value-type="float" office:value="-118.290678333333" calcext:value-type="float">
            <text:p>-118.2906783333</text:p>
          </table:table-cell>
        </table:table-row>
        <table:table-row table:style-name="ro1">
          <table:table-cell office:value-type="float" office:value="34.0205233333333" calcext:value-type="float">
            <text:p>34.0205233333</text:p>
          </table:table-cell>
          <table:table-cell office:value-type="float" office:value="-118.29066" calcext:value-type="float">
            <text:p>-118.29066</text:p>
          </table:table-cell>
        </table:table-row>
        <table:table-row table:style-name="ro1">
          <table:table-cell office:value-type="float" office:value="34.02051" calcext:value-type="float">
            <text:p>34.02051</text:p>
          </table:table-cell>
          <table:table-cell office:value-type="float" office:value="-118.290643333333" calcext:value-type="float">
            <text:p>-118.2906433333</text:p>
          </table:table-cell>
        </table:table-row>
        <table:table-row table:style-name="ro1">
          <table:table-cell office:value-type="float" office:value="34.0205033333333" calcext:value-type="float">
            <text:p>34.0205033333</text:p>
          </table:table-cell>
          <table:table-cell office:value-type="float" office:value="-118.290623333333" calcext:value-type="float">
            <text:p>-118.2906233333</text:p>
          </table:table-cell>
        </table:table-row>
        <table:table-row table:style-name="ro1">
          <table:table-cell office:value-type="float" office:value="34.0204833333333" calcext:value-type="float">
            <text:p>34.0204833333</text:p>
          </table:table-cell>
          <table:table-cell office:value-type="float" office:value="-118.29061" calcext:value-type="float">
            <text:p>-118.29061</text:p>
          </table:table-cell>
        </table:table-row>
        <table:table-row table:style-name="ro1">
          <table:table-cell office:value-type="float" office:value="34.0204733333333" calcext:value-type="float">
            <text:p>34.0204733333</text:p>
          </table:table-cell>
          <table:table-cell office:value-type="float" office:value="-118.290588333333" calcext:value-type="float">
            <text:p>-118.2905883333</text:p>
          </table:table-cell>
        </table:table-row>
        <table:table-row table:style-name="ro1">
          <table:table-cell office:value-type="float" office:value="34.0204583333333" calcext:value-type="float">
            <text:p>34.0204583333</text:p>
          </table:table-cell>
          <table:table-cell office:value-type="float" office:value="-118.290573333333" calcext:value-type="float">
            <text:p>-118.2905733333</text:p>
          </table:table-cell>
        </table:table-row>
        <table:table-row table:style-name="ro1">
          <table:table-cell office:value-type="float" office:value="34.02044" calcext:value-type="float">
            <text:p>34.02044</text:p>
          </table:table-cell>
          <table:table-cell office:value-type="float" office:value="-118.290558333333" calcext:value-type="float">
            <text:p>-118.2905583333</text:p>
          </table:table-cell>
        </table:table-row>
        <table:table-row table:style-name="ro1">
          <table:table-cell office:value-type="float" office:value="34.0204233333333" calcext:value-type="float">
            <text:p>34.0204233333</text:p>
          </table:table-cell>
          <table:table-cell office:value-type="float" office:value="-118.290548333333" calcext:value-type="float">
            <text:p>-118.2905483333</text:p>
          </table:table-cell>
        </table:table-row>
        <table:table-row table:style-name="ro1">
          <table:table-cell office:value-type="float" office:value="34.02042" calcext:value-type="float">
            <text:p>34.02042</text:p>
          </table:table-cell>
          <table:table-cell office:value-type="float" office:value="-118.290535" calcext:value-type="float">
            <text:p>-118.290535</text:p>
          </table:table-cell>
        </table:table-row>
        <table:table-row table:style-name="ro1">
          <table:table-cell office:value-type="float" office:value="34.0204166666667" calcext:value-type="float">
            <text:p>34.0204166667</text:p>
          </table:table-cell>
          <table:table-cell office:value-type="float" office:value="-118.290518333333" calcext:value-type="float">
            <text:p>-118.2905183333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501666667" calcext:value-type="float">
            <text:p>-118.2905016667</text:p>
          </table:table-cell>
        </table:table-row>
        <table:table-row table:style-name="ro1">
          <table:table-cell office:value-type="float" office:value="34.020395" calcext:value-type="float">
            <text:p>34.020395</text:p>
          </table:table-cell>
          <table:table-cell office:value-type="float" office:value="-118.290486666667" calcext:value-type="float">
            <text:p>-118.2904866667</text:p>
          </table:table-cell>
        </table:table-row>
        <table:table-row table:style-name="ro1">
          <table:table-cell office:value-type="float" office:value="34.02039" calcext:value-type="float">
            <text:p>34.02039</text:p>
          </table:table-cell>
          <table:table-cell office:value-type="float" office:value="-118.290453333333" calcext:value-type="float">
            <text:p>-118.2904533333</text:p>
          </table:table-cell>
        </table:table-row>
        <table:table-row table:style-name="ro1">
          <table:table-cell office:value-type="float" office:value="34.02038" calcext:value-type="float">
            <text:p>34.02038</text:p>
          </table:table-cell>
          <table:table-cell office:value-type="float" office:value="-118.29043" calcext:value-type="float">
            <text:p>-118.29043</text:p>
          </table:table-cell>
        </table:table-row>
        <table:table-row table:style-name="ro1">
          <table:table-cell office:value-type="float" office:value="34.0203783333333" calcext:value-type="float">
            <text:p>34.0203783333</text:p>
          </table:table-cell>
          <table:table-cell office:value-type="float" office:value="-118.290405" calcext:value-type="float">
            <text:p>-118.290405</text:p>
          </table:table-cell>
        </table:table-row>
        <table:table-row table:style-name="ro1">
          <table:table-cell office:value-type="float" office:value="34.0203866666667" calcext:value-type="float">
            <text:p>34.0203866667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3783333333" calcext:value-type="float">
            <text:p>34.0203783333</text:p>
          </table:table-cell>
          <table:table-cell office:value-type="float" office:value="-118.290361666667" calcext:value-type="float">
            <text:p>-118.2903616667</text:p>
          </table:table-cell>
        </table:table-row>
        <table:table-row table:style-name="ro1">
          <table:table-cell office:value-type="float" office:value="34.0203866666667" calcext:value-type="float">
            <text:p>34.0203866667</text:p>
          </table:table-cell>
          <table:table-cell office:value-type="float" office:value="-118.290366666667" calcext:value-type="float">
            <text:p>-118.2903666667</text:p>
          </table:table-cell>
        </table:table-row>
        <table:table-row table:style-name="ro1">
          <table:table-cell office:value-type="float" office:value="34.0203933333333" calcext:value-type="float">
            <text:p>34.0203933333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4" calcext:value-type="float">
            <text:p>34.0204</text:p>
          </table:table-cell>
          <table:table-cell office:value-type="float" office:value="-118.290398333333" calcext:value-type="float">
            <text:p>-118.2903983333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416666667" calcext:value-type="float">
            <text:p>-118.2904166667</text:p>
          </table:table-cell>
        </table:table-row>
        <table:table-row table:style-name="ro1">
          <table:table-cell office:value-type="float" office:value="34.0204216666667" calcext:value-type="float">
            <text:p>34.0204216667</text:p>
          </table:table-cell>
          <table:table-cell office:value-type="float" office:value="-118.290435" calcext:value-type="float">
            <text:p>-118.290435</text:p>
          </table:table-cell>
        </table:table-row>
        <table:table-row table:style-name="ro1">
          <table:table-cell office:value-type="float" office:value="34.0204233333333" calcext:value-type="float">
            <text:p>34.0204233333</text:p>
          </table:table-cell>
          <table:table-cell office:value-type="float" office:value="-118.290458333333" calcext:value-type="float">
            <text:p>-118.2904583333</text:p>
          </table:table-cell>
        </table:table-row>
        <table:table-row table:style-name="ro1">
          <table:table-cell office:value-type="float" office:value="34.0204383333333" calcext:value-type="float">
            <text:p>34.0204383333</text:p>
          </table:table-cell>
          <table:table-cell office:value-type="float" office:value="-118.290475" calcext:value-type="float">
            <text:p>-118.290475</text:p>
          </table:table-cell>
        </table:table-row>
        <table:table-row table:style-name="ro1">
          <table:table-cell office:value-type="float" office:value="34.0204383333333" calcext:value-type="float">
            <text:p>34.0204383333</text:p>
          </table:table-cell>
          <table:table-cell office:value-type="float" office:value="-118.290495" calcext:value-type="float">
            <text:p>-118.290495</text:p>
          </table:table-cell>
        </table:table-row>
        <table:table-row table:style-name="ro1">
          <table:table-cell office:value-type="float" office:value="34.0204433333333" calcext:value-type="float">
            <text:p>34.0204433333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483333333" calcext:value-type="float">
            <text:p>34.0204483333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583333333" calcext:value-type="float">
            <text:p>34.0204583333</text:p>
          </table:table-cell>
          <table:table-cell office:value-type="float" office:value="-118.29054" calcext:value-type="float">
            <text:p>-118.29054</text:p>
          </table:table-cell>
        </table:table-row>
        <table:table-row table:style-name="ro1">
          <table:table-cell office:value-type="float" office:value="34.0204533333333" calcext:value-type="float">
            <text:p>34.0204533333</text:p>
          </table:table-cell>
          <table:table-cell office:value-type="float" office:value="-118.290546666667" calcext:value-type="float">
            <text:p>-118.2905466667</text:p>
          </table:table-cell>
        </table:table-row>
        <table:table-row table:style-name="ro1">
          <table:table-cell office:value-type="float" office:value="34.02046" calcext:value-type="float">
            <text:p>34.02046</text:p>
          </table:table-cell>
          <table:table-cell office:value-type="float" office:value="-118.29055" calcext:value-type="float">
            <text:p>-118.29055</text:p>
          </table:table-cell>
        </table:table-row>
        <table:table-row table:style-name="ro1">
          <table:table-cell office:value-type="float" office:value="34.0204633333333" calcext:value-type="float">
            <text:p>34.0204633333</text:p>
          </table:table-cell>
          <table:table-cell office:value-type="float" office:value="-118.290548333333" calcext:value-type="float">
            <text:p>-118.2905483333</text:p>
          </table:table-cell>
        </table:table-row>
        <table:table-row table:style-name="ro1">
          <table:table-cell office:value-type="float" office:value="34.0204666666667" calcext:value-type="float">
            <text:p>34.0204666667</text:p>
          </table:table-cell>
          <table:table-cell office:value-type="float" office:value="-118.290546666667" calcext:value-type="float">
            <text:p>-118.2905466667</text:p>
          </table:table-cell>
        </table:table-row>
        <table:table-row table:style-name="ro1">
          <table:table-cell office:value-type="float" office:value="34.02047" calcext:value-type="float">
            <text:p>34.02047</text:p>
          </table:table-cell>
          <table:table-cell office:value-type="float" office:value="-118.290545" calcext:value-type="float">
            <text:p>-118.290545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541666667" calcext:value-type="float">
            <text:p>-118.2905416667</text:p>
          </table:table-cell>
        </table:table-row>
        <table:table-row table:style-name="ro1">
          <table:table-cell office:value-type="float" office:value="34.0204816666667" calcext:value-type="float">
            <text:p>34.0204816667</text:p>
          </table:table-cell>
          <table:table-cell office:value-type="float" office:value="-118.29054" calcext:value-type="float">
            <text:p>-118.29054</text:p>
          </table:table-cell>
        </table:table-row>
        <table:table-row table:style-name="ro1">
          <table:table-cell office:value-type="float" office:value="34.0204866666667" calcext:value-type="float">
            <text:p>34.0204866667</text:p>
          </table:table-cell>
          <table:table-cell office:value-type="float" office:value="-118.290538333333" calcext:value-type="float">
            <text:p>-118.2905383333</text:p>
          </table:table-cell>
        </table:table-row>
        <table:table-row table:style-name="ro1">
          <table:table-cell office:value-type="float" office:value="34.02049" calcext:value-type="float">
            <text:p>34.02049</text:p>
          </table:table-cell>
          <table:table-cell office:value-type="float" office:value="-118.290535" calcext:value-type="float">
            <text:p>-118.290535</text:p>
          </table:table-cell>
        </table:table-row>
        <table:table-row table:style-name="ro1">
          <table:table-cell office:value-type="float" office:value="34.020495" calcext:value-type="float">
            <text:p>34.020495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" calcext:value-type="float">
            <text:p>-118.29053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4966666667" calcext:value-type="float">
            <text:p>34.0204966667</text:p>
          </table:table-cell>
          <table:table-cell office:value-type="float" office:value="-118.290531666667" calcext:value-type="float">
            <text:p>-118.2905316667</text:p>
          </table:table-cell>
        </table:table-row>
        <table:table-row table:style-name="ro1">
          <table:table-cell office:value-type="float" office:value="34.0205166666667" calcext:value-type="float">
            <text:p>34.0205166667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5133333333" calcext:value-type="float">
            <text:p>34.0205133333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5116666667" calcext:value-type="float">
            <text:p>34.0205116667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5116666667" calcext:value-type="float">
            <text:p>34.0205116667</text:p>
          </table:table-cell>
          <table:table-cell office:value-type="float" office:value="-118.290526666667" calcext:value-type="float">
            <text:p>-118.2905266667</text:p>
          </table:table-cell>
        </table:table-row>
        <table:table-row table:style-name="ro1">
          <table:table-cell office:value-type="float" office:value="34.0205" calcext:value-type="float">
            <text:p>34.0205</text:p>
          </table:table-cell>
          <table:table-cell office:value-type="float" office:value="-118.290523333333" calcext:value-type="float">
            <text:p>-118.2905233333</text:p>
          </table:table-cell>
        </table:table-row>
        <table:table-row table:style-name="ro1">
          <table:table-cell office:value-type="float" office:value="34.020485" calcext:value-type="float">
            <text:p>34.020485</text:p>
          </table:table-cell>
          <table:table-cell office:value-type="float" office:value="-118.290523333333" calcext:value-type="float">
            <text:p>-118.2905233333</text:p>
          </table:table-cell>
        </table:table-row>
        <table:table-row table:style-name="ro1">
          <table:table-cell office:value-type="float" office:value="34.0204766666667" calcext:value-type="float">
            <text:p>34.0204766667</text:p>
          </table:table-cell>
          <table:table-cell office:value-type="float" office:value="-118.290515" calcext:value-type="float">
            <text:p>-118.290515</text:p>
          </table:table-cell>
        </table:table-row>
        <table:table-row table:style-name="ro1">
          <table:table-cell office:value-type="float" office:value="34.0204666666667" calcext:value-type="float">
            <text:p>34.0204666667</text:p>
          </table:table-cell>
          <table:table-cell office:value-type="float" office:value="-118.290506666667" calcext:value-type="float">
            <text:p>-118.2905066667</text:p>
          </table:table-cell>
        </table:table-row>
        <table:table-row table:style-name="ro1">
          <table:table-cell office:value-type="float" office:value="34.0204666666667" calcext:value-type="float">
            <text:p>34.0204666667</text:p>
          </table:table-cell>
          <table:table-cell office:value-type="float" office:value="-118.290486666667" calcext:value-type="float">
            <text:p>-118.2904866667</text:p>
          </table:table-cell>
        </table:table-row>
        <table:table-row table:style-name="ro1">
          <table:table-cell office:value-type="float" office:value="34.0204566666667" calcext:value-type="float">
            <text:p>34.0204566667</text:p>
          </table:table-cell>
          <table:table-cell office:value-type="float" office:value="-118.290476666667" calcext:value-type="float">
            <text:p>-118.2904766667</text:p>
          </table:table-cell>
        </table:table-row>
        <table:table-row table:style-name="ro1">
          <table:table-cell office:value-type="float" office:value="34.0204466666667" calcext:value-type="float">
            <text:p>34.0204466667</text:p>
          </table:table-cell>
          <table:table-cell office:value-type="float" office:value="-118.29046" calcext:value-type="float">
            <text:p>-118.29046</text:p>
          </table:table-cell>
        </table:table-row>
        <table:table-row table:style-name="ro1">
          <table:table-cell office:value-type="float" office:value="34.0204433333333" calcext:value-type="float">
            <text:p>34.0204433333</text:p>
          </table:table-cell>
          <table:table-cell office:value-type="float" office:value="-118.290448333333" calcext:value-type="float">
            <text:p>-118.2904483333</text:p>
          </table:table-cell>
        </table:table-row>
        <table:table-row table:style-name="ro1">
          <table:table-cell office:value-type="float" office:value="34.020435" calcext:value-type="float">
            <text:p>34.020435</text:p>
          </table:table-cell>
          <table:table-cell office:value-type="float" office:value="-118.290423333333" calcext:value-type="float">
            <text:p>-118.2904233333</text:p>
          </table:table-cell>
        </table:table-row>
        <table:table-row table:style-name="ro1">
          <table:table-cell office:value-type="float" office:value="34.0204233333333" calcext:value-type="float">
            <text:p>34.0204233333</text:p>
          </table:table-cell>
          <table:table-cell office:value-type="float" office:value="-118.290413333333" calcext:value-type="float">
            <text:p>-118.2904133333</text:p>
          </table:table-cell>
        </table:table-row>
        <table:table-row table:style-name="ro1">
          <table:table-cell office:value-type="float" office:value="34.0204083333333" calcext:value-type="float">
            <text:p>34.0204083333</text:p>
          </table:table-cell>
          <table:table-cell office:value-type="float" office:value="-118.290408333333" calcext:value-type="float">
            <text:p>-118.2904083333</text:p>
          </table:table-cell>
        </table:table-row>
        <table:table-row table:style-name="ro1">
          <table:table-cell office:value-type="float" office:value="34.0204183333333" calcext:value-type="float">
            <text:p>34.0204183333</text:p>
          </table:table-cell>
          <table:table-cell office:value-type="float" office:value="-118.29038" calcext:value-type="float">
            <text:p>-118.29038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358333333" calcext:value-type="float">
            <text:p>-118.2903583333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335" calcext:value-type="float">
            <text:p>-118.290335</text:p>
          </table:table-cell>
        </table:table-row>
        <table:table-row table:style-name="ro1">
          <table:table-cell office:value-type="float" office:value="34.02043" calcext:value-type="float">
            <text:p>34.02043</text:p>
          </table:table-cell>
          <table:table-cell office:value-type="float" office:value="-118.290313333333" calcext:value-type="float">
            <text:p>-118.2903133333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3" calcext:value-type="float">
            <text:p>-118.2903</text:p>
          </table:table-cell>
        </table:table-row>
        <table:table-row table:style-name="ro1">
          <table:table-cell office:value-type="float" office:value="34.020435" calcext:value-type="float">
            <text:p>34.020435</text:p>
          </table:table-cell>
          <table:table-cell office:value-type="float" office:value="-118.290285" calcext:value-type="float">
            <text:p>-118.290285</text:p>
          </table:table-cell>
        </table:table-row>
        <table:table-row table:style-name="ro1">
          <table:table-cell office:value-type="float" office:value="34.0204316666667" calcext:value-type="float">
            <text:p>34.0204316667</text:p>
          </table:table-cell>
          <table:table-cell office:value-type="float" office:value="-118.29027" calcext:value-type="float">
            <text:p>-118.29027</text:p>
          </table:table-cell>
        </table:table-row>
        <table:table-row table:style-name="ro1">
          <table:table-cell office:value-type="float" office:value="34.0204333333333" calcext:value-type="float">
            <text:p>34.0204333333</text:p>
          </table:table-cell>
          <table:table-cell office:value-type="float" office:value="-118.290255" calcext:value-type="float">
            <text:p>-118.290255</text:p>
          </table:table-cell>
        </table:table-row>
        <table:table-row table:style-name="ro1">
          <table:table-cell office:value-type="float" office:value="34.0204266666667" calcext:value-type="float">
            <text:p>34.0204266667</text:p>
          </table:table-cell>
          <table:table-cell office:value-type="float" office:value="-118.290236666667" calcext:value-type="float">
            <text:p>-118.2902366667</text:p>
          </table:table-cell>
        </table:table-row>
        <table:table-row table:style-name="ro1">
          <table:table-cell office:value-type="float" office:value="34.0204116666667" calcext:value-type="float">
            <text:p>34.0204116667</text:p>
          </table:table-cell>
          <table:table-cell office:value-type="float" office:value="-118.290228333333" calcext:value-type="float">
            <text:p>-118.2902283333</text:p>
          </table:table-cell>
        </table:table-row>
        <table:table-row table:style-name="ro1">
          <table:table-cell office:value-type="float" office:value="34.0204066666667" calcext:value-type="float">
            <text:p>34.0204066667</text:p>
          </table:table-cell>
          <table:table-cell office:value-type="float" office:value="-118.29022" calcext:value-type="float">
            <text:p>-118.29022</text:p>
          </table:table-cell>
        </table:table-row>
        <table:table-row table:style-name="ro1">
          <table:table-cell office:value-type="float" office:value="34.0203916666667" calcext:value-type="float">
            <text:p>34.0203916667</text:p>
          </table:table-cell>
          <table:table-cell office:value-type="float" office:value="-118.290211666667" calcext:value-type="float">
            <text:p>-118.2902116667</text:p>
          </table:table-cell>
        </table:table-row>
        <table:table-row table:style-name="ro1">
          <table:table-cell office:value-type="float" office:value="34.020375" calcext:value-type="float">
            <text:p>34.020375</text:p>
          </table:table-cell>
          <table:table-cell office:value-type="float" office:value="-118.290206666667" calcext:value-type="float">
            <text:p>-118.2902066667</text:p>
          </table:table-cell>
        </table:table-row>
        <table:table-row table:style-name="ro1">
          <table:table-cell office:value-type="float" office:value="34.0203683333333" calcext:value-type="float">
            <text:p>34.0203683333</text:p>
          </table:table-cell>
          <table:table-cell office:value-type="float" office:value="-118.290195" calcext:value-type="float">
            <text:p>-118.290195</text:p>
          </table:table-cell>
        </table:table-row>
        <table:table-row table:style-name="ro1">
          <table:table-cell office:value-type="float" office:value="34.02035" calcext:value-type="float">
            <text:p>34.02035</text:p>
          </table:table-cell>
          <table:table-cell office:value-type="float" office:value="-118.29019" calcext:value-type="float">
            <text:p>-118.29019</text:p>
          </table:table-cell>
        </table:table-row>
        <table:table-row table:style-name="ro1">
          <table:table-cell office:value-type="float" office:value="34.0203366666667" calcext:value-type="float">
            <text:p>34.0203366667</text:p>
          </table:table-cell>
          <table:table-cell office:value-type="float" office:value="-118.290183333333" calcext:value-type="float">
            <text:p>-118.2901833333</text:p>
          </table:table-cell>
        </table:table-row>
        <table:table-row table:style-name="ro1">
          <table:table-cell office:value-type="float" office:value="34.020315" calcext:value-type="float">
            <text:p>34.020315</text:p>
          </table:table-cell>
          <table:table-cell office:value-type="float" office:value="-118.290188333333" calcext:value-type="float">
            <text:p>-118.2901883333</text:p>
          </table:table-cell>
        </table:table-row>
        <table:table-row table:style-name="ro1">
          <table:table-cell office:value-type="float" office:value="34.0203116666667" calcext:value-type="float">
            <text:p>34.0203116667</text:p>
          </table:table-cell>
          <table:table-cell office:value-type="float" office:value="-118.290178333333" calcext:value-type="float">
            <text:p>-118.2901783333</text:p>
          </table:table-cell>
        </table:table-row>
        <table:table-row table:style-name="ro1">
          <table:table-cell office:value-type="float" office:value="34.0203016666667" calcext:value-type="float">
            <text:p>34.0203016667</text:p>
          </table:table-cell>
          <table:table-cell office:value-type="float" office:value="-118.290171666667" calcext:value-type="float">
            <text:p>-118.2901716667</text:p>
          </table:table-cell>
        </table:table-row>
        <table:table-row table:style-name="ro1">
          <table:table-cell office:value-type="float" office:value="34.0202966666667" calcext:value-type="float">
            <text:p>34.0202966667</text:p>
          </table:table-cell>
          <table:table-cell office:value-type="float" office:value="-118.290168333333" calcext:value-type="float">
            <text:p>-118.2901683333</text:p>
          </table:table-cell>
        </table:table-row>
        <table:table-row table:style-name="ro1">
          <table:table-cell office:value-type="float" office:value="34.0202933333333" calcext:value-type="float">
            <text:p>34.0202933333</text:p>
          </table:table-cell>
          <table:table-cell office:value-type="float" office:value="-118.290166666667" calcext:value-type="float">
            <text:p>-118.2901666667</text:p>
          </table:table-cell>
        </table:table-row>
        <table:table-row table:style-name="ro1">
          <table:table-cell office:value-type="float" office:value="34.0202983333333" calcext:value-type="float">
            <text:p>34.0202983333</text:p>
          </table:table-cell>
          <table:table-cell office:value-type="float" office:value="-118.290165" calcext:value-type="float">
            <text:p>-118.290165</text:p>
          </table:table-cell>
        </table:table-row>
        <table:table-row table:style-name="ro1">
          <table:table-cell office:value-type="float" office:value="34.0203" calcext:value-type="float">
            <text:p>34.0203</text:p>
          </table:table-cell>
          <table:table-cell office:value-type="float" office:value="-118.290158333333" calcext:value-type="float">
            <text:p>-118.2901583333</text:p>
          </table:table-cell>
        </table:table-row>
        <table:table-row table:style-name="ro1">
          <table:table-cell office:value-type="float" office:value="34.020295" calcext:value-type="float">
            <text:p>34.020295</text:p>
          </table:table-cell>
          <table:table-cell office:value-type="float" office:value="-118.29015" calcext:value-type="float">
            <text:p>-118.29015</text:p>
          </table:table-cell>
        </table:table-row>
        <table:table-row table:style-name="ro1">
          <table:table-cell office:value-type="float" office:value="34.0202833333333" calcext:value-type="float">
            <text:p>34.0202833333</text:p>
          </table:table-cell>
          <table:table-cell office:value-type="float" office:value="-118.290138333333" calcext:value-type="float">
            <text:p>-118.2901383333</text:p>
          </table:table-cell>
        </table:table-row>
        <table:table-row table:style-name="ro1">
          <table:table-cell office:value-type="float" office:value="34.0202783333333" calcext:value-type="float">
            <text:p>34.0202783333</text:p>
          </table:table-cell>
          <table:table-cell office:value-type="float" office:value="-118.290145" calcext:value-type="float">
            <text:p>-118.290145</text:p>
          </table:table-cell>
        </table:table-row>
        <table:table-row table:style-name="ro1">
          <table:table-cell office:value-type="float" office:value="34.0202683333333" calcext:value-type="float">
            <text:p>34.0202683333</text:p>
          </table:table-cell>
          <table:table-cell office:value-type="float" office:value="-118.290151666667" calcext:value-type="float">
            <text:p>-118.2901516667</text:p>
          </table:table-cell>
        </table:table-row>
        <table:table-row table:style-name="ro1">
          <table:table-cell office:value-type="float" office:value="34.0202533333333" calcext:value-type="float">
            <text:p>34.0202533333</text:p>
          </table:table-cell>
          <table:table-cell office:value-type="float" office:value="-118.290153333333" calcext:value-type="float">
            <text:p>-118.2901533333</text:p>
          </table:table-cell>
        </table:table-row>
        <table:table-row table:style-name="ro1">
          <table:table-cell office:value-type="float" office:value="34.0202433333333" calcext:value-type="float">
            <text:p>34.0202433333</text:p>
          </table:table-cell>
          <table:table-cell office:value-type="float" office:value="-118.290156666667" calcext:value-type="float">
            <text:p>-118.2901566667</text:p>
          </table:table-cell>
        </table:table-row>
        <table:table-row table:style-name="ro1">
          <table:table-cell office:value-type="float" office:value="34.0202266666667" calcext:value-type="float">
            <text:p>34.0202266667</text:p>
          </table:table-cell>
          <table:table-cell office:value-type="float" office:value="-118.290158333333" calcext:value-type="float">
            <text:p>-118.2901583333</text:p>
          </table:table-cell>
        </table:table-row>
        <table:table-row table:style-name="ro1">
          <table:table-cell office:value-type="float" office:value="34.020195" calcext:value-type="float">
            <text:p>34.020195</text:p>
          </table:table-cell>
          <table:table-cell office:value-type="float" office:value="-118.290166666667" calcext:value-type="float">
            <text:p>-118.2901666667</text:p>
          </table:table-cell>
        </table:table-row>
        <table:table-row table:style-name="ro1">
          <table:table-cell office:value-type="float" office:value="34.0201783333333" calcext:value-type="float">
            <text:p>34.0201783333</text:p>
          </table:table-cell>
          <table:table-cell office:value-type="float" office:value="-118.29017" calcext:value-type="float">
            <text:p>-118.29017</text:p>
          </table:table-cell>
        </table:table-row>
        <table:table-row table:style-name="ro1">
          <table:table-cell office:value-type="float" office:value="34.02016" calcext:value-type="float">
            <text:p>34.02016</text:p>
          </table:table-cell>
          <table:table-cell office:value-type="float" office:value="-118.290178333333" calcext:value-type="float">
            <text:p>-118.2901783333</text:p>
          </table:table-cell>
        </table:table-row>
        <table:table-row table:style-name="ro1">
          <table:table-cell office:value-type="float" office:value="34.02013" calcext:value-type="float">
            <text:p>34.02013</text:p>
          </table:table-cell>
          <table:table-cell office:value-type="float" office:value="-118.29019" calcext:value-type="float">
            <text:p>-118.29019</text:p>
          </table:table-cell>
        </table:table-row>
        <table:table-row table:style-name="ro1">
          <table:table-cell office:value-type="float" office:value="34.02013" calcext:value-type="float">
            <text:p>34.02013</text:p>
          </table:table-cell>
          <table:table-cell office:value-type="float" office:value="-118.29019" calcext:value-type="float">
            <text:p>-118.29019</text:p>
          </table:table-cell>
        </table:table-row>
        <table:table-row table:style-name="ro1">
          <table:table-cell office:value-type="float" office:value="34.0201016666667" calcext:value-type="float">
            <text:p>34.0201016667</text:p>
          </table:table-cell>
          <table:table-cell office:value-type="float" office:value="-118.290198333333" calcext:value-type="float">
            <text:p>-118.2901983333</text:p>
          </table:table-cell>
        </table:table-row>
        <table:table-row table:style-name="ro1">
          <table:table-cell office:value-type="float" office:value="34.0200883333333" calcext:value-type="float">
            <text:p>34.0200883333</text:p>
          </table:table-cell>
          <table:table-cell office:value-type="float" office:value="-118.290206666667" calcext:value-type="float">
            <text:p>-118.29020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7:19:24.305729969</meta:creation-date>
    <dc:date>2016-09-13T17:41:28.967515869</dc:date>
    <meta:editing-duration>PT1M44S</meta:editing-duration>
    <meta:editing-cycles>1</meta:editing-cycles>
    <meta:document-statistic meta:table-count="1" meta:cell-count="1102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34cm" svg:height="19.443cm" xlink:href=".." xlink:type="simple" chart:class="chart:scatter" chart:style-name="ch1">
        <chart:legend chart:legend-position="end" svg:x="25.582cm" svg:y="9.422cm" style:legend-expansion="high" chart:style-name="ch2"/>
        <chart:plot-area chart:style-name="ch3" table:cell-range-address="Sheet1.A301:Sheet1.B400" svg:x="0.568cm" svg:y="0.388cm" svg:width="24.446cm" svg:height="18.667cm">
          <chartooo:coordinate-region svg:x="2.327cm" svg:y="0.587cm" svg:width="21.985cm" svg:height="18.2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1:Sheet1.B400" chart:class="chart:scatter">
            <chart:domain table:cell-range-address="Sheet1.A301:Sheet1.A4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020455">
                <text:p>34.020455</text:p>
                <draw:g>
                  <svg:desc>Sheet1.A301:Sheet1.A400</svg:desc>
                </draw:g>
              </table:table-cell>
              <table:table-cell office:value-type="float" office:value="-118.290371666667">
                <text:p>-118.290371666667</text:p>
                <draw:g>
                  <svg:desc>Sheet1.B301:Sheet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0204633333333">
                <text:p>34.0204633333333</text:p>
              </table:table-cell>
              <table:table-cell office:value-type="float" office:value="-118.290396666667">
                <text:p>-118.29039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0204766666667">
                <text:p>34.0204766666667</text:p>
              </table:table-cell>
              <table:table-cell office:value-type="float" office:value="-118.29042">
                <text:p>-118.29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0204816666667">
                <text:p>34.0204816666667</text:p>
              </table:table-cell>
              <table:table-cell office:value-type="float" office:value="-118.290445">
                <text:p>-118.290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0204866666667">
                <text:p>34.0204866666667</text:p>
              </table:table-cell>
              <table:table-cell office:value-type="float" office:value="-118.29047">
                <text:p>-118.29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495">
                <text:p>34.020495</text:p>
              </table:table-cell>
              <table:table-cell office:value-type="float" office:value="-118.290493333333">
                <text:p>-118.29049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0205066666667">
                <text:p>34.0205066666667</text:p>
              </table:table-cell>
              <table:table-cell office:value-type="float" office:value="-118.290515">
                <text:p>-118.290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0205166666667">
                <text:p>34.0205166666667</text:p>
              </table:table-cell>
              <table:table-cell office:value-type="float" office:value="-118.290536666667">
                <text:p>-118.29053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0205283333333">
                <text:p>34.0205283333333</text:p>
              </table:table-cell>
              <table:table-cell office:value-type="float" office:value="-118.290556666667">
                <text:p>-118.29055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2054">
                <text:p>34.02054</text:p>
              </table:table-cell>
              <table:table-cell office:value-type="float" office:value="-118.290573333333">
                <text:p>-118.29057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0205433333333">
                <text:p>34.0205433333333</text:p>
              </table:table-cell>
              <table:table-cell office:value-type="float" office:value="-118.290593333333">
                <text:p>-118.29059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0205483333333">
                <text:p>34.0205483333333</text:p>
              </table:table-cell>
              <table:table-cell office:value-type="float" office:value="-118.290616666667">
                <text:p>-118.29061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05483333333">
                <text:p>34.0205483333333</text:p>
              </table:table-cell>
              <table:table-cell office:value-type="float" office:value="-118.290638333333">
                <text:p>-118.290638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0205566666667">
                <text:p>34.0205566666667</text:p>
              </table:table-cell>
              <table:table-cell office:value-type="float" office:value="-118.290658333333">
                <text:p>-118.290658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0205683333333">
                <text:p>34.0205683333333</text:p>
              </table:table-cell>
              <table:table-cell office:value-type="float" office:value="-118.290678333333">
                <text:p>-118.290678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02057">
                <text:p>34.02057</text:p>
              </table:table-cell>
              <table:table-cell office:value-type="float" office:value="-118.290695">
                <text:p>-118.290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020555">
                <text:p>34.020555</text:p>
              </table:table-cell>
              <table:table-cell office:value-type="float" office:value="-118.290696666667">
                <text:p>-118.29069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2053">
                <text:p>34.02053</text:p>
              </table:table-cell>
              <table:table-cell office:value-type="float" office:value="-118.290696666667">
                <text:p>-118.29069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0205166666667">
                <text:p>34.0205166666667</text:p>
              </table:table-cell>
              <table:table-cell office:value-type="float" office:value="-118.290686666667">
                <text:p>-118.29068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02052">
                <text:p>34.02052</text:p>
              </table:table-cell>
              <table:table-cell office:value-type="float" office:value="-118.29067">
                <text:p>-118.29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02051">
                <text:p>34.02051</text:p>
              </table:table-cell>
              <table:table-cell office:value-type="float" office:value="-118.290653333333">
                <text:p>-118.29065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0205">
                <text:p>34.0205</text:p>
              </table:table-cell>
              <table:table-cell office:value-type="float" office:value="-118.290641666667">
                <text:p>-118.29064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02049">
                <text:p>34.02049</text:p>
              </table:table-cell>
              <table:table-cell office:value-type="float" office:value="-118.290626666667">
                <text:p>-118.29062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0204816666667">
                <text:p>34.0204816666667</text:p>
              </table:table-cell>
              <table:table-cell office:value-type="float" office:value="-118.29061">
                <text:p>-118.29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0204733333333">
                <text:p>34.0204733333333</text:p>
              </table:table-cell>
              <table:table-cell office:value-type="float" office:value="-118.290591666667">
                <text:p>-118.290591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0204683333333">
                <text:p>34.0204683333333</text:p>
              </table:table-cell>
              <table:table-cell office:value-type="float" office:value="-118.29057">
                <text:p>-118.29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0204683333333">
                <text:p>34.0204683333333</text:p>
              </table:table-cell>
              <table:table-cell office:value-type="float" office:value="-118.290551666667">
                <text:p>-118.290551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0204666666667">
                <text:p>34.0204666666667</text:p>
              </table:table-cell>
              <table:table-cell office:value-type="float" office:value="-118.290536666667">
                <text:p>-118.29053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0204616666667">
                <text:p>34.0204616666667</text:p>
              </table:table-cell>
              <table:table-cell office:value-type="float" office:value="-118.29052">
                <text:p>-118.29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0204616666667">
                <text:p>34.0204616666667</text:p>
              </table:table-cell>
              <table:table-cell office:value-type="float" office:value="-118.290505">
                <text:p>-118.290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0204516666667">
                <text:p>34.0204516666667</text:p>
              </table:table-cell>
              <table:table-cell office:value-type="float" office:value="-118.29049">
                <text:p>-118.29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204433333333">
                <text:p>34.0204433333333</text:p>
              </table:table-cell>
              <table:table-cell office:value-type="float" office:value="-118.290476666667">
                <text:p>-118.29047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20435">
                <text:p>34.020435</text:p>
              </table:table-cell>
              <table:table-cell office:value-type="float" office:value="-118.29046">
                <text:p>-118.29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204316666667">
                <text:p>34.0204316666667</text:p>
              </table:table-cell>
              <table:table-cell office:value-type="float" office:value="-118.290436666667">
                <text:p>-118.29043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2042">
                <text:p>34.02042</text:p>
              </table:table-cell>
              <table:table-cell office:value-type="float" office:value="-118.290416666667">
                <text:p>-118.29041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0204066666667">
                <text:p>34.0204066666667</text:p>
              </table:table-cell>
              <table:table-cell office:value-type="float" office:value="-118.2904">
                <text:p>-118.2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0203933333333">
                <text:p>34.0203933333333</text:p>
              </table:table-cell>
              <table:table-cell office:value-type="float" office:value="-118.290386666667">
                <text:p>-118.29038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0203833333333">
                <text:p>34.0203833333333</text:p>
              </table:table-cell>
              <table:table-cell office:value-type="float" office:value="-118.290391666667">
                <text:p>-118.290391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0203816666667">
                <text:p>34.0203816666667</text:p>
              </table:table-cell>
              <table:table-cell office:value-type="float" office:value="-118.290401666667">
                <text:p>-118.290401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020385">
                <text:p>34.020385</text:p>
              </table:table-cell>
              <table:table-cell office:value-type="float" office:value="-118.290415">
                <text:p>-118.290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203883333333">
                <text:p>34.0203883333333</text:p>
              </table:table-cell>
              <table:table-cell office:value-type="float" office:value="-118.290436666667">
                <text:p>-118.29043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0204066666667">
                <text:p>34.0204066666667</text:p>
              </table:table-cell>
              <table:table-cell office:value-type="float" office:value="-118.290455">
                <text:p>-118.29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.0204133333333">
                <text:p>34.0204133333333</text:p>
              </table:table-cell>
              <table:table-cell office:value-type="float" office:value="-118.290481666667">
                <text:p>-118.290481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0204216666667">
                <text:p>34.0204216666667</text:p>
              </table:table-cell>
              <table:table-cell office:value-type="float" office:value="-118.290508333333">
                <text:p>-118.290508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533333333">
                <text:p>-118.2905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0204416666667">
                <text:p>34.0204416666667</text:p>
              </table:table-cell>
              <table:table-cell office:value-type="float" office:value="-118.290553333333">
                <text:p>-118.29055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0204533333333">
                <text:p>34.0204533333333</text:p>
              </table:table-cell>
              <table:table-cell office:value-type="float" office:value="-118.290573333333">
                <text:p>-118.29057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0204683333333">
                <text:p>34.0204683333333</text:p>
              </table:table-cell>
              <table:table-cell office:value-type="float" office:value="-118.290591666667">
                <text:p>-118.290591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02049">
                <text:p>34.02049</text:p>
              </table:table-cell>
              <table:table-cell office:value-type="float" office:value="-118.290608333333">
                <text:p>-118.290608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0205083333333">
                <text:p>34.0205083333333</text:p>
              </table:table-cell>
              <table:table-cell office:value-type="float" office:value="-118.290625">
                <text:p>-118.2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0205216666667">
                <text:p>34.0205216666667</text:p>
              </table:table-cell>
              <table:table-cell office:value-type="float" office:value="-118.290646666667">
                <text:p>-118.29064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205366666667">
                <text:p>34.0205366666667</text:p>
              </table:table-cell>
              <table:table-cell office:value-type="float" office:value="-118.290665">
                <text:p>-118.290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0205516666667">
                <text:p>34.0205516666667</text:p>
              </table:table-cell>
              <table:table-cell office:value-type="float" office:value="-118.290686666667">
                <text:p>-118.29068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0205666666667">
                <text:p>34.0205666666667</text:p>
              </table:table-cell>
              <table:table-cell office:value-type="float" office:value="-118.290706666667">
                <text:p>-118.29070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0205833333333">
                <text:p>34.0205833333333</text:p>
              </table:table-cell>
              <table:table-cell office:value-type="float" office:value="-118.290725">
                <text:p>-118.290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02058">
                <text:p>34.02058</text:p>
              </table:table-cell>
              <table:table-cell office:value-type="float" office:value="-118.290733333333">
                <text:p>-118.2907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020565">
                <text:p>34.020565</text:p>
              </table:table-cell>
              <table:table-cell office:value-type="float" office:value="-118.290728333333">
                <text:p>-118.290728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020555">
                <text:p>34.020555</text:p>
              </table:table-cell>
              <table:table-cell office:value-type="float" office:value="-118.290713333333">
                <text:p>-118.29071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0205483333333">
                <text:p>34.0205483333333</text:p>
              </table:table-cell>
              <table:table-cell office:value-type="float" office:value="-118.290695">
                <text:p>-118.2906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020535">
                <text:p>34.020535</text:p>
              </table:table-cell>
              <table:table-cell office:value-type="float" office:value="-118.290681666667">
                <text:p>-118.290681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0205283333333">
                <text:p>34.0205283333333</text:p>
              </table:table-cell>
              <table:table-cell office:value-type="float" office:value="-118.290661666667">
                <text:p>-118.290661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0205133333333">
                <text:p>34.0205133333333</text:p>
              </table:table-cell>
              <table:table-cell office:value-type="float" office:value="-118.290646666667">
                <text:p>-118.29064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0204966666667">
                <text:p>34.0204966666667</text:p>
              </table:table-cell>
              <table:table-cell office:value-type="float" office:value="-118.290628333333">
                <text:p>-118.290628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20485">
                <text:p>34.020485</text:p>
              </table:table-cell>
              <table:table-cell office:value-type="float" office:value="-118.290606666667">
                <text:p>-118.29060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0204733333333">
                <text:p>34.0204733333333</text:p>
              </table:table-cell>
              <table:table-cell office:value-type="float" office:value="-118.290581666667">
                <text:p>-118.290581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0204616666667">
                <text:p>34.0204616666667</text:p>
              </table:table-cell>
              <table:table-cell office:value-type="float" office:value="-118.29056">
                <text:p>-118.29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0204566666667">
                <text:p>34.0204566666667</text:p>
              </table:table-cell>
              <table:table-cell office:value-type="float" office:value="-118.290538333333">
                <text:p>-118.290538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0204466666667">
                <text:p>34.0204466666667</text:p>
              </table:table-cell>
              <table:table-cell office:value-type="float" office:value="-118.290511666667">
                <text:p>-118.290511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044">
                <text:p>34.02044</text:p>
              </table:table-cell>
              <table:table-cell office:value-type="float" office:value="-118.290486666667">
                <text:p>-118.29048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0204366666667">
                <text:p>34.0204366666667</text:p>
              </table:table-cell>
              <table:table-cell office:value-type="float" office:value="-118.290458333333">
                <text:p>-118.290458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020435">
                <text:p>34.020435</text:p>
              </table:table-cell>
              <table:table-cell office:value-type="float" office:value="-118.290435">
                <text:p>-118.290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0204316666667">
                <text:p>34.0204316666667</text:p>
              </table:table-cell>
              <table:table-cell office:value-type="float" office:value="-118.290408333333">
                <text:p>-118.290408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0204116666667">
                <text:p>34.0204116666667</text:p>
              </table:table-cell>
              <table:table-cell office:value-type="float" office:value="-118.29038">
                <text:p>-118.29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0204033333333">
                <text:p>34.0204033333333</text:p>
              </table:table-cell>
              <table:table-cell office:value-type="float" office:value="-118.290351666667">
                <text:p>-118.290351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0204016666667">
                <text:p>34.0204016666667</text:p>
              </table:table-cell>
              <table:table-cell office:value-type="float" office:value="-118.29033">
                <text:p>-118.29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0204">
                <text:p>34.0204</text:p>
              </table:table-cell>
              <table:table-cell office:value-type="float" office:value="-118.290315">
                <text:p>-118.290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02041">
                <text:p>34.02041</text:p>
              </table:table-cell>
              <table:table-cell office:value-type="float" office:value="-118.290291666667">
                <text:p>-118.290291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263333333">
                <text:p>-118.29026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273333333">
                <text:p>-118.29027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02044">
                <text:p>34.02044</text:p>
              </table:table-cell>
              <table:table-cell office:value-type="float" office:value="-118.290291666667">
                <text:p>-118.290291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020455">
                <text:p>34.020455</text:p>
              </table:table-cell>
              <table:table-cell office:value-type="float" office:value="-118.290313333333">
                <text:p>-118.29031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0204616666667">
                <text:p>34.0204616666667</text:p>
              </table:table-cell>
              <table:table-cell office:value-type="float" office:value="-118.29034">
                <text:p>-118.29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0204716666667">
                <text:p>34.0204716666667</text:p>
              </table:table-cell>
              <table:table-cell office:value-type="float" office:value="-118.290361666667">
                <text:p>-118.290361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204766666667">
                <text:p>34.0204766666667</text:p>
              </table:table-cell>
              <table:table-cell office:value-type="float" office:value="-118.290388333333">
                <text:p>-118.290388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020485">
                <text:p>34.020485</text:p>
              </table:table-cell>
              <table:table-cell office:value-type="float" office:value="-118.290416666667">
                <text:p>-118.290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02049">
                <text:p>34.02049</text:p>
              </table:table-cell>
              <table:table-cell office:value-type="float" office:value="-118.290443333333">
                <text:p>-118.29044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0204983333333">
                <text:p>34.0204983333333</text:p>
              </table:table-cell>
              <table:table-cell office:value-type="float" office:value="-118.29047">
                <text:p>-118.29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0205083333333">
                <text:p>34.0205083333333</text:p>
              </table:table-cell>
              <table:table-cell office:value-type="float" office:value="-118.290493333333">
                <text:p>-118.29049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0205183333333">
                <text:p>34.0205183333333</text:p>
              </table:table-cell>
              <table:table-cell office:value-type="float" office:value="-118.290515">
                <text:p>-118.290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020535">
                <text:p>34.020535</text:p>
              </table:table-cell>
              <table:table-cell office:value-type="float" office:value="-118.290535">
                <text:p>-118.290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02055">
                <text:p>34.02055</text:p>
              </table:table-cell>
              <table:table-cell office:value-type="float" office:value="-118.290551666667">
                <text:p>-118.290551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02056">
                <text:p>34.02056</text:p>
              </table:table-cell>
              <table:table-cell office:value-type="float" office:value="-118.290573333333">
                <text:p>-118.29057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.02057">
                <text:p>34.02057</text:p>
              </table:table-cell>
              <table:table-cell office:value-type="float" office:value="-118.290591666667">
                <text:p>-118.290591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0205783333333">
                <text:p>34.0205783333333</text:p>
              </table:table-cell>
              <table:table-cell office:value-type="float" office:value="-118.290613333333">
                <text:p>-118.29061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0205933333333">
                <text:p>34.0205933333333</text:p>
              </table:table-cell>
              <table:table-cell office:value-type="float" office:value="-118.290631666667">
                <text:p>-118.290631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02061">
                <text:p>34.02061</text:p>
              </table:table-cell>
              <table:table-cell office:value-type="float" office:value="-118.29065">
                <text:p>-118.29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206166666667">
                <text:p>34.0206166666667</text:p>
              </table:table-cell>
              <table:table-cell office:value-type="float" office:value="-118.290668333333">
                <text:p>-118.290668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0206216666667">
                <text:p>34.0206216666667</text:p>
              </table:table-cell>
              <table:table-cell office:value-type="float" office:value="-118.29068">
                <text:p>-118.29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02058">
                <text:p>34.02058</text:p>
              </table:table-cell>
              <table:table-cell office:value-type="float" office:value="-118.29071">
                <text:p>-118.29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0205683333333">
                <text:p>34.0205683333333</text:p>
              </table:table-cell>
              <table:table-cell office:value-type="float" office:value="-118.290713333333">
                <text:p>-118.29071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1.012cm" svg:height="109.337cm" xlink:href=".." xlink:type="simple" chart:class="chart:scatter" chart:style-name="ch1">
        <chart:legend chart:legend-position="end" svg:x="68.16cm" svg:y="54.369cm" style:legend-expansion="high" chart:style-name="ch2"/>
        <chart:plot-area chart:style-name="ch3" table:cell-range-address="Sheet1.A201:Sheet1.B300" svg:x="1.42cm" svg:y="2.186cm" svg:width="65.32cm" svg:height="104.965cm">
          <chartooo:coordinate-region svg:x="3.179cm" svg:y="2.385cm" svg:width="62.951cm" svg:height="104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1:Sheet1.B300" chart:class="chart:scatter">
            <chart:domain table:cell-range-address="Sheet1.A201:Sheet1.A3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020555">
                <text:p>34.020555</text:p>
                <draw:g>
                  <svg:desc>Sheet1.A201:Sheet1.A300</svg:desc>
                </draw:g>
              </table:table-cell>
              <table:table-cell office:value-type="float" office:value="-118.290565">
                <text:p>-118.290565</text:p>
                <draw:g>
                  <svg:desc>Sheet1.B201:Sheet1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0205416666667">
                <text:p>34.0205416666667</text:p>
              </table:table-cell>
              <table:table-cell office:value-type="float" office:value="-118.290513333333">
                <text:p>-118.29051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0205233333333">
                <text:p>34.0205233333333</text:p>
              </table:table-cell>
              <table:table-cell office:value-type="float" office:value="-118.290466666667">
                <text:p>-118.290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0204966666667">
                <text:p>34.0204966666667</text:p>
              </table:table-cell>
              <table:table-cell office:value-type="float" office:value="-118.290428333333">
                <text:p>-118.290428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020485">
                <text:p>34.020485</text:p>
              </table:table-cell>
              <table:table-cell office:value-type="float" office:value="-118.29039">
                <text:p>-118.29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4883333333">
                <text:p>34.0204883333333</text:p>
              </table:table-cell>
              <table:table-cell office:value-type="float" office:value="-118.290353333333">
                <text:p>-118.29035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02048">
                <text:p>34.02048</text:p>
              </table:table-cell>
              <table:table-cell office:value-type="float" office:value="-118.290326666667">
                <text:p>-118.29032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0204816666667">
                <text:p>34.0204816666667</text:p>
              </table:table-cell>
              <table:table-cell office:value-type="float" office:value="-118.290303333333">
                <text:p>-118.29030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0204766666667">
                <text:p>34.0204766666667</text:p>
              </table:table-cell>
              <table:table-cell office:value-type="float" office:value="-118.290301666667">
                <text:p>-118.29030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20475">
                <text:p>34.020475</text:p>
              </table:table-cell>
              <table:table-cell office:value-type="float" office:value="-118.290313333333">
                <text:p>-118.29031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0204783333333">
                <text:p>34.0204783333333</text:p>
              </table:table-cell>
              <table:table-cell office:value-type="float" office:value="-118.290325">
                <text:p>-118.290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0204816666667">
                <text:p>34.0204816666667</text:p>
              </table:table-cell>
              <table:table-cell office:value-type="float" office:value="-118.290336666667">
                <text:p>-118.29033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04833333333">
                <text:p>34.0204833333333</text:p>
              </table:table-cell>
              <table:table-cell office:value-type="float" office:value="-118.290351666667">
                <text:p>-118.29035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02049">
                <text:p>34.02049</text:p>
              </table:table-cell>
              <table:table-cell office:value-type="float" office:value="-118.290366666667">
                <text:p>-118.2903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0205033333333">
                <text:p>34.0205033333333</text:p>
              </table:table-cell>
              <table:table-cell office:value-type="float" office:value="-118.290378333333">
                <text:p>-118.290378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0205133333333">
                <text:p>34.0205133333333</text:p>
              </table:table-cell>
              <table:table-cell office:value-type="float" office:value="-118.290391666667">
                <text:p>-118.29039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0205233333333">
                <text:p>34.0205233333333</text:p>
              </table:table-cell>
              <table:table-cell office:value-type="float" office:value="-118.290406666667">
                <text:p>-118.29040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205333333333">
                <text:p>34.0205333333333</text:p>
              </table:table-cell>
              <table:table-cell office:value-type="float" office:value="-118.290423333333">
                <text:p>-118.29042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0205466666667">
                <text:p>34.0205466666667</text:p>
              </table:table-cell>
              <table:table-cell office:value-type="float" office:value="-118.290438333333">
                <text:p>-118.29043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0205466666667">
                <text:p>34.0205466666667</text:p>
              </table:table-cell>
              <table:table-cell office:value-type="float" office:value="-118.290458333333">
                <text:p>-118.290458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0205533333333">
                <text:p>34.0205533333333</text:p>
              </table:table-cell>
              <table:table-cell office:value-type="float" office:value="-118.290478333333">
                <text:p>-118.290478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0205583333333">
                <text:p>34.0205583333333</text:p>
              </table:table-cell>
              <table:table-cell office:value-type="float" office:value="-118.290496666667">
                <text:p>-118.29049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0205783333333">
                <text:p>34.0205783333333</text:p>
              </table:table-cell>
              <table:table-cell office:value-type="float" office:value="-118.290511666667">
                <text:p>-118.290511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0205916666667">
                <text:p>34.0205916666667</text:p>
              </table:table-cell>
              <table:table-cell office:value-type="float" office:value="-118.290526666667">
                <text:p>-118.29052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0206066666667">
                <text:p>34.0206066666667</text:p>
              </table:table-cell>
              <table:table-cell office:value-type="float" office:value="-118.29054">
                <text:p>-118.29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0206083333333">
                <text:p>34.0206083333333</text:p>
              </table:table-cell>
              <table:table-cell office:value-type="float" office:value="-118.290558333333">
                <text:p>-118.290558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0206116666667">
                <text:p>34.0206116666667</text:p>
              </table:table-cell>
              <table:table-cell office:value-type="float" office:value="-118.290578333333">
                <text:p>-118.290578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0206266666667">
                <text:p>34.0206266666667</text:p>
              </table:table-cell>
              <table:table-cell office:value-type="float" office:value="-118.290595">
                <text:p>-118.29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0206366666667">
                <text:p>34.0206366666667</text:p>
              </table:table-cell>
              <table:table-cell office:value-type="float" office:value="-118.290613333333">
                <text:p>-118.29061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0206383333333">
                <text:p>34.0206383333333</text:p>
              </table:table-cell>
              <table:table-cell office:value-type="float" office:value="-118.290635">
                <text:p>-118.290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02063">
                <text:p>34.02063</text:p>
              </table:table-cell>
              <table:table-cell office:value-type="float" office:value="-118.29066">
                <text:p>-118.29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20625">
                <text:p>34.020625</text:p>
              </table:table-cell>
              <table:table-cell office:value-type="float" office:value="-118.290683333333">
                <text:p>-118.29068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206166666667">
                <text:p>34.0206166666667</text:p>
              </table:table-cell>
              <table:table-cell office:value-type="float" office:value="-118.290701666667">
                <text:p>-118.290701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2061">
                <text:p>34.02061</text:p>
              </table:table-cell>
              <table:table-cell office:value-type="float" office:value="-118.29071">
                <text:p>-118.29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205933333333">
                <text:p>34.0205933333333</text:p>
              </table:table-cell>
              <table:table-cell office:value-type="float" office:value="-118.290715">
                <text:p>-118.290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0205916666667">
                <text:p>34.0205916666667</text:p>
              </table:table-cell>
              <table:table-cell office:value-type="float" office:value="-118.290708333333">
                <text:p>-118.290708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020585">
                <text:p>34.020585</text:p>
              </table:table-cell>
              <table:table-cell office:value-type="float" office:value="-118.2907">
                <text:p>-118.2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0205883333333">
                <text:p>34.0205883333333</text:p>
              </table:table-cell>
              <table:table-cell office:value-type="float" office:value="-118.290688333333">
                <text:p>-118.290688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0205966666667">
                <text:p>34.0205966666667</text:p>
              </table:table-cell>
              <table:table-cell office:value-type="float" office:value="-118.290675">
                <text:p>-118.290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02059">
                <text:p>34.02059</text:p>
              </table:table-cell>
              <table:table-cell office:value-type="float" office:value="-118.290671666667">
                <text:p>-118.290671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205816666667">
                <text:p>34.0205816666667</text:p>
              </table:table-cell>
              <table:table-cell office:value-type="float" office:value="-118.290665">
                <text:p>-118.29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0205766666667">
                <text:p>34.0205766666667</text:p>
              </table:table-cell>
              <table:table-cell office:value-type="float" office:value="-118.290651666667">
                <text:p>-118.29065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.0205616666667">
                <text:p>34.0205616666667</text:p>
              </table:table-cell>
              <table:table-cell office:value-type="float" office:value="-118.290636666667">
                <text:p>-118.29063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0205516666667">
                <text:p>34.0205516666667</text:p>
              </table:table-cell>
              <table:table-cell office:value-type="float" office:value="-118.290621666667">
                <text:p>-118.290621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02054">
                <text:p>34.02054</text:p>
              </table:table-cell>
              <table:table-cell office:value-type="float" office:value="-118.290608333333">
                <text:p>-118.290608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0205266666667">
                <text:p>34.0205266666667</text:p>
              </table:table-cell>
              <table:table-cell office:value-type="float" office:value="-118.290593333333">
                <text:p>-118.29059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02051">
                <text:p>34.02051</text:p>
              </table:table-cell>
              <table:table-cell office:value-type="float" office:value="-118.290581666667">
                <text:p>-118.290581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0204883333333">
                <text:p>34.0204883333333</text:p>
              </table:table-cell>
              <table:table-cell office:value-type="float" office:value="-118.290563333333">
                <text:p>-118.29056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0204866666667">
                <text:p>34.0204866666667</text:p>
              </table:table-cell>
              <table:table-cell office:value-type="float" office:value="-118.290535">
                <text:p>-118.290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020475">
                <text:p>34.020475</text:p>
              </table:table-cell>
              <table:table-cell office:value-type="float" office:value="-118.290521666667">
                <text:p>-118.290521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02047">
                <text:p>34.02047</text:p>
              </table:table-cell>
              <table:table-cell office:value-type="float" office:value="-118.2905">
                <text:p>-118.2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204666666667">
                <text:p>34.0204666666667</text:p>
              </table:table-cell>
              <table:table-cell office:value-type="float" office:value="-118.290473333333">
                <text:p>-118.29047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0204533333333">
                <text:p>34.0204533333333</text:p>
              </table:table-cell>
              <table:table-cell office:value-type="float" office:value="-118.290451666667">
                <text:p>-118.290451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0204383333333">
                <text:p>34.0204383333333</text:p>
              </table:table-cell>
              <table:table-cell office:value-type="float" office:value="-118.290423333333">
                <text:p>-118.29042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020425">
                <text:p>34.020425</text:p>
              </table:table-cell>
              <table:table-cell office:value-type="float" office:value="-118.29039">
                <text:p>-118.29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0204216666667">
                <text:p>34.0204216666667</text:p>
              </table:table-cell>
              <table:table-cell office:value-type="float" office:value="-118.290366666667">
                <text:p>-118.2903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0204416666667">
                <text:p>34.0204416666667</text:p>
              </table:table-cell>
              <table:table-cell office:value-type="float" office:value="-118.290331666667">
                <text:p>-118.290331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321666667">
                <text:p>-118.290321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326666667">
                <text:p>-118.29032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0204266666667">
                <text:p>34.0204266666667</text:p>
              </table:table-cell>
              <table:table-cell office:value-type="float" office:value="-118.290343333333">
                <text:p>-118.29034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02044">
                <text:p>34.02044</text:p>
              </table:table-cell>
              <table:table-cell office:value-type="float" office:value="-118.29036">
                <text:p>-118.29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0204516666667">
                <text:p>34.0204516666667</text:p>
              </table:table-cell>
              <table:table-cell office:value-type="float" office:value="-118.290378333333">
                <text:p>-118.290378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0204566666667">
                <text:p>34.0204566666667</text:p>
              </table:table-cell>
              <table:table-cell office:value-type="float" office:value="-118.290398333333">
                <text:p>-118.290398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20465">
                <text:p>34.020465</text:p>
              </table:table-cell>
              <table:table-cell office:value-type="float" office:value="-118.29042">
                <text:p>-118.29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0204733333333">
                <text:p>34.0204733333333</text:p>
              </table:table-cell>
              <table:table-cell office:value-type="float" office:value="-118.290441666667">
                <text:p>-118.290441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0204766666667">
                <text:p>34.0204766666667</text:p>
              </table:table-cell>
              <table:table-cell office:value-type="float" office:value="-118.290463333333">
                <text:p>-118.29046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020485">
                <text:p>34.020485</text:p>
              </table:table-cell>
              <table:table-cell office:value-type="float" office:value="-118.290483333333">
                <text:p>-118.29048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0204933333333">
                <text:p>34.0204933333333</text:p>
              </table:table-cell>
              <table:table-cell office:value-type="float" office:value="-118.290503333333">
                <text:p>-118.29050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05016666667">
                <text:p>34.0205016666667</text:p>
              </table:table-cell>
              <table:table-cell office:value-type="float" office:value="-118.290523333333">
                <text:p>-118.29052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0205033333333">
                <text:p>34.0205033333333</text:p>
              </table:table-cell>
              <table:table-cell office:value-type="float" office:value="-118.290545">
                <text:p>-118.290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02052">
                <text:p>34.02052</text:p>
              </table:table-cell>
              <table:table-cell office:value-type="float" office:value="-118.290561666667">
                <text:p>-118.290561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0205366666667">
                <text:p>34.0205366666667</text:p>
              </table:table-cell>
              <table:table-cell office:value-type="float" office:value="-118.29058">
                <text:p>-118.290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0205533333333">
                <text:p>34.0205533333333</text:p>
              </table:table-cell>
              <table:table-cell office:value-type="float" office:value="-118.290598333333">
                <text:p>-118.290598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0205633333333">
                <text:p>34.0205633333333</text:p>
              </table:table-cell>
              <table:table-cell office:value-type="float" office:value="-118.290618333333">
                <text:p>-118.290618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02057">
                <text:p>34.02057</text:p>
              </table:table-cell>
              <table:table-cell office:value-type="float" office:value="-118.29064">
                <text:p>-118.29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0205683333333">
                <text:p>34.0205683333333</text:p>
              </table:table-cell>
              <table:table-cell office:value-type="float" office:value="-118.290663333333">
                <text:p>-118.29066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0205816666667">
                <text:p>34.0205816666667</text:p>
              </table:table-cell>
              <table:table-cell office:value-type="float" office:value="-118.290685">
                <text:p>-118.290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.020585">
                <text:p>34.020585</text:p>
              </table:table-cell>
              <table:table-cell office:value-type="float" office:value="-118.290711666667">
                <text:p>-118.290711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0205816666667">
                <text:p>34.0205816666667</text:p>
              </table:table-cell>
              <table:table-cell office:value-type="float" office:value="-118.290713333333">
                <text:p>-118.29071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020575">
                <text:p>34.020575</text:p>
              </table:table-cell>
              <table:table-cell office:value-type="float" office:value="-118.29071">
                <text:p>-118.290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02057">
                <text:p>34.02057</text:p>
              </table:table-cell>
              <table:table-cell office:value-type="float" office:value="-118.290708333333">
                <text:p>-118.290708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02057">
                <text:p>34.02057</text:p>
              </table:table-cell>
              <table:table-cell office:value-type="float" office:value="-118.290703333333">
                <text:p>-118.29070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0205583333333">
                <text:p>34.0205583333333</text:p>
              </table:table-cell>
              <table:table-cell office:value-type="float" office:value="-118.29068">
                <text:p>-118.29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020545">
                <text:p>34.020545</text:p>
              </table:table-cell>
              <table:table-cell office:value-type="float" office:value="-118.290655">
                <text:p>-118.290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0205333333333">
                <text:p>34.0205333333333</text:p>
              </table:table-cell>
              <table:table-cell office:value-type="float" office:value="-118.29063">
                <text:p>-118.29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0205083333333">
                <text:p>34.0205083333333</text:p>
              </table:table-cell>
              <table:table-cell office:value-type="float" office:value="-118.290611666667">
                <text:p>-118.290611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0204883333333">
                <text:p>34.0204883333333</text:p>
              </table:table-cell>
              <table:table-cell office:value-type="float" office:value="-118.290591666667">
                <text:p>-118.290591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02048">
                <text:p>34.02048</text:p>
              </table:table-cell>
              <table:table-cell office:value-type="float" office:value="-118.290563333333">
                <text:p>-118.29056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0204683333333">
                <text:p>34.0204683333333</text:p>
              </table:table-cell>
              <table:table-cell office:value-type="float" office:value="-118.290535">
                <text:p>-118.290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0204566666667">
                <text:p>34.0204566666667</text:p>
              </table:table-cell>
              <table:table-cell office:value-type="float" office:value="-118.290505">
                <text:p>-118.290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020445">
                <text:p>34.020445</text:p>
              </table:table-cell>
              <table:table-cell office:value-type="float" office:value="-118.290473333333">
                <text:p>-118.29047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0204366666667">
                <text:p>34.0204366666667</text:p>
              </table:table-cell>
              <table:table-cell office:value-type="float" office:value="-118.290435">
                <text:p>-118.290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.0204283333333">
                <text:p>34.0204283333333</text:p>
              </table:table-cell>
              <table:table-cell office:value-type="float" office:value="-118.290403333333">
                <text:p>-118.29040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02042">
                <text:p>34.02042</text:p>
              </table:table-cell>
              <table:table-cell office:value-type="float" office:value="-118.29038">
                <text:p>-118.29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0204216666667">
                <text:p>34.0204216666667</text:p>
              </table:table-cell>
              <table:table-cell office:value-type="float" office:value="-118.29035">
                <text:p>-118.29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02042">
                <text:p>34.02042</text:p>
              </table:table-cell>
              <table:table-cell office:value-type="float" office:value="-118.290323333333">
                <text:p>-118.29032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204283333333">
                <text:p>34.0204283333333</text:p>
              </table:table-cell>
              <table:table-cell office:value-type="float" office:value="-118.290293333333">
                <text:p>-118.29029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0204333333333">
                <text:p>34.0204333333333</text:p>
              </table:table-cell>
              <table:table-cell office:value-type="float" office:value="-118.290301666667">
                <text:p>-118.290301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020445">
                <text:p>34.020445</text:p>
              </table:table-cell>
              <table:table-cell office:value-type="float" office:value="-118.290318333333">
                <text:p>-118.290318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0204516666667">
                <text:p>34.0204516666667</text:p>
              </table:table-cell>
              <table:table-cell office:value-type="float" office:value="-118.290345">
                <text:p>-118.290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